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erif" svg:font-family="'Noto Serif'"/>
    <style:font-face style:name="OpenSymbol" svg:font-family="OpenSymbol"/>
    <style:font-face style:name="Source Sans Pro" svg:font-family="'Source Sans Pro', sans-serif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15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17.99cm"/>
    </style:style>
    <style:style style:name="Tabela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.B1" style:family="table-cell">
      <style:table-cell-properties style:vertical-align="middle" fo:padding="0.049cm" fo:border="none"/>
    </style:style>
    <style:style style:name="Tabela2" style:family="table">
      <style:table-properties style:width="18.415cm" table:align="left"/>
    </style:style>
    <style:style style:name="Tabela2.A" style:family="table-column">
      <style:table-column-properties style:column-width="0.631cm"/>
    </style:style>
    <style:style style:name="Tabela2.B" style:family="table-column">
      <style:table-column-properties style:column-width="17.784cm"/>
    </style:style>
    <style:style style:name="Tabela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2.B1" style:family="table-cell">
      <style:table-cell-properties style:vertical-align="middle" fo:padding="0.049cm" fo:border="none"/>
    </style:style>
    <style:style style:name="Tabela3" style:family="table">
      <style:table-properties style:width="18.468cm" fo:margin-left="0cm" fo:margin-right="-0.007cm" table:align="margins"/>
    </style:style>
    <style:style style:name="Tabela3.A" style:family="table-column">
      <style:table-column-properties style:column-width="0.631cm" style:rel-column-width="358*"/>
    </style:style>
    <style:style style:name="Tabela3.B" style:family="table-column">
      <style:table-column-properties style:column-width="17.836cm" style:rel-column-width="10112*"/>
    </style:style>
    <style:style style:name="Tabe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3.B1" style:family="table-cell">
      <style:table-cell-properties style:vertical-align="middle" fo:padding="0.049cm" fo:border="none"/>
    </style:style>
    <style:style style:name="Tabela4" style:family="table">
      <style:table-properties style:width="18.468cm" fo:margin-left="0cm" fo:margin-right="-0.007cm" table:align="margins"/>
    </style:style>
    <style:style style:name="Tabela4.A" style:family="table-column">
      <style:table-column-properties style:column-width="0.631cm" style:rel-column-width="358*"/>
    </style:style>
    <style:style style:name="Tabela4.B" style:family="table-column">
      <style:table-column-properties style:column-width="17.836cm" style:rel-column-width="10112*"/>
    </style:style>
    <style:style style:name="Tabela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4.B1" style:family="table-cell">
      <style:table-cell-properties style:vertical-align="middle" fo:padding="0.049cm" fo:border="none"/>
    </style:style>
    <style:style style:name="Tabela5" style:family="table">
      <style:table-properties style:width="18.441cm" table:align="left"/>
    </style:style>
    <style:style style:name="Tabela5.A" style:family="table-column">
      <style:table-column-properties style:column-width="0.631cm"/>
    </style:style>
    <style:style style:name="Tabela5.B" style:family="table-column">
      <style:table-column-properties style:column-width="17.81cm"/>
    </style:style>
    <style:style style:name="Tabela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5.B1" style:family="table-cell">
      <style:table-cell-properties style:vertical-align="middle" fo:padding="0.049cm" fo:border="none"/>
    </style:style>
    <style:style style:name="Tabela6" style:family="table">
      <style:table-properties style:width="18.441cm" table:align="left"/>
    </style:style>
    <style:style style:name="Tabela6.A" style:family="table-column">
      <style:table-column-properties style:column-width="0.631cm"/>
    </style:style>
    <style:style style:name="Tabela6.B" style:family="table-column">
      <style:table-column-properties style:column-width="17.81cm"/>
    </style:style>
    <style:style style:name="Tabela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6.B1" style:family="table-cell">
      <style:table-cell-properties style:vertical-align="middle" fo:padding="0.049cm" fo:border="none"/>
    </style:style>
    <style:style style:name="Tabela7" style:family="table">
      <style:table-properties style:width="18.415cm" table:align="left"/>
    </style:style>
    <style:style style:name="Tabela7.A" style:family="table-column">
      <style:table-column-properties style:column-width="0.631cm"/>
    </style:style>
    <style:style style:name="Tabela7.B" style:family="table-column">
      <style:table-column-properties style:column-width="17.784cm"/>
    </style:style>
    <style:style style:name="Tabela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7.B1" style:family="table-cell">
      <style:table-cell-properties style:vertical-align="middle" fo:padding="0.049cm" fo:border="none"/>
    </style:style>
    <style:style style:name="Tabela8" style:family="table">
      <style:table-properties style:width="18.468cm" fo:margin-left="0cm" fo:margin-right="-0.007cm" table:align="margins"/>
    </style:style>
    <style:style style:name="Tabela8.A" style:family="table-column">
      <style:table-column-properties style:column-width="0.425cm" style:rel-column-width="241*"/>
    </style:style>
    <style:style style:name="Tabela8.B" style:family="table-column">
      <style:table-column-properties style:column-width="18.043cm" style:rel-column-width="10229*"/>
    </style:style>
    <style:style style:name="Tabela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8.B1" style:family="table-cell">
      <style:table-cell-properties style:vertical-align="middle" fo:padding="0.049cm" fo:border="none"/>
    </style:style>
    <style:style style:name="Tabela9" style:family="table">
      <style:table-properties style:width="18.415cm" table:align="left"/>
    </style:style>
    <style:style style:name="Tabela9.A" style:family="table-column">
      <style:table-column-properties style:column-width="0.631cm"/>
    </style:style>
    <style:style style:name="Tabela9.B" style:family="table-column">
      <style:table-column-properties style:column-width="17.784cm"/>
    </style:style>
    <style:style style:name="Tabela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9.B1" style:family="table-cell">
      <style:table-cell-properties style:vertical-align="middle" fo:padding="0.049cm" fo:border="none"/>
    </style:style>
    <style:style style:name="Tabela10" style:family="table">
      <style:table-properties style:width="18.415cm" table:align="left"/>
    </style:style>
    <style:style style:name="Tabela10.A" style:family="table-column">
      <style:table-column-properties style:column-width="0.631cm"/>
    </style:style>
    <style:style style:name="Tabela10.B" style:family="table-column">
      <style:table-column-properties style:column-width="17.784cm"/>
    </style:style>
    <style:style style:name="Tabela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0.B1" style:family="table-cell">
      <style:table-cell-properties style:vertical-align="middle" fo:padding="0.049cm" fo:border="none"/>
    </style:style>
    <style:style style:name="Tabela11" style:family="table">
      <style:table-properties style:width="18.441cm" table:align="left"/>
    </style:style>
    <style:style style:name="Tabela11.A" style:family="table-column">
      <style:table-column-properties style:column-width="0.631cm"/>
    </style:style>
    <style:style style:name="Tabela11.B" style:family="table-column">
      <style:table-column-properties style:column-width="17.81cm"/>
    </style:style>
    <style:style style:name="Tabela1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1.B1" style:family="table-cell">
      <style:table-cell-properties style:vertical-align="middle" fo:padding="0.049cm" fo:border="none"/>
    </style:style>
    <style:style style:name="Tabela12" style:family="table">
      <style:table-properties style:width="18.494cm" fo:margin-left="0cm" fo:margin-right="-0.034cm" table:align="margins"/>
    </style:style>
    <style:style style:name="Tabela12.A" style:family="table-column">
      <style:table-column-properties style:column-width="0.631cm" style:rel-column-width="358*"/>
    </style:style>
    <style:style style:name="Tabela12.B" style:family="table-column">
      <style:table-column-properties style:column-width="17.863cm" style:rel-column-width="10127*"/>
    </style:style>
    <style:style style:name="Tabela1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2.B1" style:family="table-cell">
      <style:table-cell-properties style:vertical-align="middle" fo:padding="0.049cm" fo:border="none"/>
    </style:style>
    <style:style style:name="Tabela13" style:family="table">
      <style:table-properties style:width="18.415cm" table:align="left"/>
    </style:style>
    <style:style style:name="Tabela13.A" style:family="table-column">
      <style:table-column-properties style:column-width="0.631cm"/>
    </style:style>
    <style:style style:name="Tabela13.B" style:family="table-column">
      <style:table-column-properties style:column-width="17.784cm"/>
    </style:style>
    <style:style style:name="Tabela1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3.B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fo:color="#000000" style:text-line-through-style="none" style:font-name="Work Sans" fo:font-size="23.25pt" fo:letter-spacing="normal" fo:font-style="normal" style:text-underline-style="none" fo:font-weight="normal" style:text-blinking="false"/>
    </style:style>
    <style:style style:name="P2" style:family="paragraph" style:parent-style-name="Heading_20_2">
      <style:paragraph-properties fo:margin-left="0cm" fo:margin-right="0cm" fo:margin-top="0.714cm" fo:margin-bottom="0.45cm" style:line-height-at-least="0.979cm" fo:orphans="2" fo:widows="2" fo:text-indent="0cm" style:auto-text-indent="false"/>
      <style:text-properties fo:font-variant="normal" fo:text-transform="none" fo:color="#000000" style:font-name="Noto Serif" fo:font-size="24.7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inherit"/>
    </style:style>
    <style:style style:name="P4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006fe0"/>
    </style:style>
    <style:style style:name="P7" style:family="paragraph" style:parent-style-name="Table_20_Contents">
      <style:paragraph-properties fo:margin-left="0cm" fo:margin-right="0cm" fo:margin-top="0cm" fo:margin-bottom="0cm" style:line-height-at-least="0.635cm" fo:text-align="end" style:justify-single-word="false" fo:text-indent="0cm" style:auto-text-indent="false" fo:padding-left="0cm" fo:padding-right="0.132cm" fo:padding-top="0cm" fo:padding-bottom="0cm" fo:border-left="none" fo:border-right="0.002cm solid #dedede" fo:border-top="none" fo:border-bottom="none"/>
      <style:text-properties fo:color="#aaaaaa" style:font-name="inherit" fo:font-size="10.5pt"/>
    </style:style>
    <style:style style:name="P8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9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 fo:background-color="#eeeeee"/>
    </style:style>
    <style:style style:name="P10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/>
    </style:style>
    <style:style style:name="P11" style:family="paragraph" style:parent-style-name="Text_20_body">
      <style:paragraph-properties fo:margin-left="0cm" fo:margin-right="0cm" fo:margin-top="0cm" fo:margin-bottom="0.635cm" style:line-height-at-least="0.953cm" fo:text-align="justify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635cm" style:line-height-at-least="0.953cm" fo:text-align="justify" style:justify-single-word="false" fo:orphans="2" fo:widows="2" fo:text-indent="0cm" style:auto-text-indent="false"/>
      <style:text-properties fo:font-variant="normal" fo:text-transform="none" fo:color="#222222" style:font-name="Noto Serif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.556cm" fo:margin-bottom="0.291cm" style:line-height-at-least="0.635cm" fo:orphans="2" fo:widows="2" fo:text-indent="0cm" style:auto-text-indent="false"/>
      <style:text-properties fo:font-variant="normal" fo:text-transform="none" fo:color="#000000" style:font-name="Noto Serif" fo:font-size="14.25pt" fo:letter-spacing="normal" fo:font-style="normal" fo:font-weight="bold"/>
    </style:style>
    <style:style style:name="P14" style:family="paragraph" style:parent-style-name="Text_20_body" style:list-style-name="L6">
      <style:paragraph-properties fo:margin-top="0cm" fo:margin-bottom="0.688cm" style:line-height-at-least="0.953cm" fo:orphans="2" fo:widows="2" fo:padding="0cm" fo:border="none"/>
    </style:style>
    <style:style style:name="P15" style:family="paragraph" style:parent-style-name="Text_20_body" style:list-style-name="L6">
      <style:paragraph-properties fo:margin-top="0cm" fo:margin-bottom="0.688cm" style:line-height-at-least="0.953cm" fo:orphans="2" fo:widows="2" fo:padding="0cm" fo:border="none"/>
      <style:text-properties fo:font-variant="normal" fo:text-transform="none" fo:color="#222222" style:font-name="Noto Serif" fo:font-size="13.5pt" fo:letter-spacing="normal" fo:font-style="normal" fo:font-weight="normal"/>
    </style:style>
    <style:style style:name="P16" style:family="paragraph" style:parent-style-name="Heading_20_4">
      <style:paragraph-properties fo:margin-left="0cm" fo:margin-right="0cm" fo:margin-top="0.556cm" fo:margin-bottom="0.291cm" style:line-height-at-least="0.635cm" fo:orphans="2" fo:widows="2" fo:text-indent="0cm" style:auto-text-indent="false"/>
      <style:text-properties fo:font-variant="normal" fo:text-transform="none" fo:color="#000000" style:font-name="Noto Serif" fo:font-size="14.25pt" fo:letter-spacing="normal" fo:font-style="normal" fo:font-weight="bold"/>
    </style:style>
    <style:style style:name="T1" style:family="text">
      <style:text-properties fo:font-variant="normal" fo:text-transform="none" fo:color="#222222" style:font-name="Noto Serif" fo:font-size="13.5pt" fo:letter-spacing="normal" fo:font-style="normal" fo:font-weight="normal"/>
    </style:style>
    <style:style style:name="T2" style:family="text">
      <style:text-properties fo:font-variant="normal" fo:text-transform="none" fo:color="#222222" style:font-name="Noto Serif" fo:font-size="13.5pt" fo:letter-spacing="normal" fo:font-style="normal" fo:font-weight="bold"/>
    </style:style>
    <style:style style:name="T3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bold" style:text-blinking="false" fo:background-color="transparent"/>
    </style:style>
    <style:style style:name="T5" style:family="text">
      <style:text-properties fo:color="#000000" fo:font-weight="bold"/>
    </style:style>
    <style:style style:name="T6" style:family="text">
      <style:text-properties fo:color="#000000" style:font-name="inherit"/>
    </style:style>
    <style:style style:name="T7" style:family="text">
      <style:text-properties fo:color="#000000" style:font-name="inherit" fo:font-weight="bold"/>
    </style:style>
    <style:style style:name="T8" style:family="text">
      <style:text-properties style:font-name="monospace" style:font-name-asian="monospace" style:font-name-complex="monospace"/>
    </style:style>
    <style:style style:name="T9" style:family="text">
      <style:text-properties fo:color="#002d7a"/>
    </style:style>
    <style:style style:name="T10" style:family="text">
      <style:text-properties fo:color="#002d7a" style:font-name="inherit"/>
    </style:style>
    <style:style style:name="T11" style:family="text">
      <style:text-properties fo:color="#006fe0"/>
    </style:style>
    <style:style style:name="T12" style:family="text">
      <style:text-properties fo:color="#006fe0" style:font-name="inherit"/>
    </style:style>
    <style:style style:name="T13" style:family="text">
      <style:text-properties fo:color="#008080"/>
    </style:style>
    <style:style style:name="T14" style:family="text">
      <style:text-properties fo:color="#008080" style:font-name="inherit"/>
    </style:style>
    <style:style style:name="T15" style:family="text">
      <style:text-properties fo:color="#333333"/>
    </style:style>
    <style:style style:name="T16" style:family="text">
      <style:text-properties fo:color="#333333" style:font-name="inherit"/>
    </style:style>
    <style:style style:name="T17" style:family="text">
      <style:text-properties fo:color="#dd1144"/>
    </style:style>
    <style:style style:name="T18" style:family="text">
      <style:text-properties fo:color="#dd1144" style:font-name="inherit"/>
    </style:style>
    <style:style style:name="T19" style:family="text">
      <style:text-properties fo:color="#800080"/>
    </style:style>
    <style:style style:name="T20" style:family="text">
      <style:text-properties fo:color="#800080" fo:font-weight="bold"/>
    </style:style>
    <style:style style:name="T21" style:family="text">
      <style:text-properties fo:color="#800080" style:font-name="inherit"/>
    </style:style>
    <style:style style:name="T22" style:family="text">
      <style:text-properties fo:color="#800080" style:font-name="inherit" fo:font-weight="bold"/>
    </style:style>
    <style:style style:name="T23" style:family="text">
      <style:text-properties fo:color="#009999"/>
    </style:style>
    <style:style style:name="T24" style:family="text">
      <style:text-properties fo:color="#009999" style:font-name="inherit"/>
    </style:style>
    <style:style style:name="T25" style:family="text">
      <style:text-properties fo:color="#999999" fo:font-style="italic"/>
    </style:style>
    <style:style style:name="T26" style:family="text">
      <style:text-properties fo:background-color="#eeeee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8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67cm" fo:text-indent="-0.635cm" fo:margin-left="7.9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02cm" fo:text-indent="-0.635cm" fo:margin-left="8.60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67cm" fo:text-indent="-0.635cm" fo:margin-left="7.9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02cm" fo:text-indent="-0.635cm" fo:margin-left="8.60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  <form:form form:apply-filter="true" form:method="post" form:control-implementation="ooo:com.sun.star.form.component.Form" xlink:href="https://landing.mailerlite.com/webforms/submit/w2f1f4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sync/await</text:h>
      <text:p text:style-name="P8"/>
      <text:p text:style-name="P8"><text:span text:style-name="T1">Istnieje jednak możliwość zapisu kodu asynchronicznego w sposób jeszcze bardziej czytelny.</text:span></text:p>
      <text:p text:style-name="P12">Załóżmy że chcemy napisać program, który połączy się z zewnętrznym API w celu pobrania nazwy miasta i na jej podstawie z innego zewnętrznego API wczyta dane pogodowe. W uproszczeniu kod takiego programu mógłby wyglądać następująco:</text:p>
      <text:section text:style-name="Sect1" text:name="crayon-5d829d8fda99d446486848">
        <text:p text:style-name="P9">Poglądowy kod do pobrania danych z zewnętrznego API</text:p>
        <text:p text:style-name="P9">JavaScript</text:p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</table:table-cell>
            <table:table-cell table:style-name="Tabela1.B1" office:value-type="string">
              <text:section text:style-name="Sect2" text:name="crayon-5d829d8fda99d446486848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api?q=randomCity'</text:span><text:span text:style-name="T15">;</text:span></text:p>
              </text:section>
              <text:section text:style-name="Sect2" text:name="crayon-5d829d8fda99d446486848-2">
                <text:p text:style-name="P4"><text:span text:style-name="T19">const</text:span><text:span text:style-name="T11"> </text:span><text:span text:style-name="T13">weatherAPI</text:span><text:span text:style-name="T11"> = </text:span><text:span text:style-name="T17">'https://api?q=weather&amp;cityName='</text:span><text:span text:style-name="T15">;</text:span></text:p>
              </text:section>
              <text:section text:style-name="Sect2" text:name="crayon-5d829d8fda99d446486848-3">
                <text:p text:style-name="P5"> </text:p>
              </text:section>
              <text:section text:style-name="Sect2" text:name="crayon-5d829d8fda99d446486848-4">
                <text:p text:style-name="P4"><text:span text:style-name="T19">const</text:span><text:span text:style-name="T11"> </text:span><text:span text:style-name="T9">city</text:span><text:span text:style-name="T11"> = </text:span><text:span text:style-name="T13">fetch</text:span><text:span text:style-name="T15">(</text:span><text:span text:style-name="T9">cityAPI</text:span><text:span text:style-name="T15">);</text:span></text:p>
              </text:section>
              <text:section text:style-name="Sect2" text:name="crayon-5d829d8fda99d446486848-5">
                <text:p text:style-name="P4"><text:span text:style-name="T19">const</text:span><text:span text:style-name="T11"> </text:span><text:span text:style-name="T9">weather</text:span><text:span text:style-name="T11"> = </text:span><text:span text:style-name="T13">fetch</text:span><text:span text:style-name="T15">(</text:span><text:span text:style-name="T9">weatherAPI</text:span><text:span text:style-name="T11">+</text:span><text:span text:style-name="T9">city</text:span><text:span text:style-name="T15">.</text:span><text:span text:style-name="T9">name</text:span><text:span text:style-name="T15">);</text:span></text:p>
              </text:section>
              <text:section text:style-name="Sect2" text:name="crayon-5d829d8fda99d446486848-6">
                <text:p text:style-name="P4"><text:span text:style-name="T9">console</text:span><text:span text:style-name="T15">.</text:span><text:span text:style-name="T13">log</text:span><text:span text:style-name="T15">(</text:span><text:span text:style-name="T9">weather</text:span><text:span text:style-name="T15">.</text:span><text:span text:style-name="T9">temp</text:span><text:span text:style-name="T11"> + </text:span><text:span text:style-name="T9">weather</text:span><text:span text:style-name="T15">.</text:span><text:span text:style-name="T9">unit</text:span><text:span text:style-name="T15">);</text:span></text:p>
              </text:section>
            </table:table-cell>
          </table:table-row>
        </table:table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onieważ jednak pracujemy z kodem asynchronicznym to w takim przypadku użyjemy obietnic i uzyskamy następujący zapis:</text:p>
      <text:section text:style-name="Sect1" text:name="crayon-5d829d8fda9a4555283532">
        <text:p text:style-name="P9">Pobranie danych z zewnętrznego API za pomocą obietnic</text:p>
        <text:p text:style-name="P9">JavaScript</text:p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P7"/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  <text:p text:style-name="P7">13</text:p>
              <text:p text:style-name="P7">14</text:p>
              <text:p text:style-name="P7">15</text:p>
              <text:p text:style-name="P7">16</text:p>
              <text:p text:style-name="P7">17</text:p>
              <text:p text:style-name="P7">18</text:p>
            </table:table-cell>
            <table:table-cell table:style-name="Tabela2.B1" office:value-type="string">
              <text:section text:style-name="Sect2" text:name="crayon-5d829d8fda9a4555283532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www.mocky.io/v2/5a945fa435000074009b0e78'</text:span><text:span text:style-name="T15">;</text:span></text:p>
              </text:section>
              <text:section text:style-name="Sect2" text:name="crayon-5d829d8fda9a4555283532-2">
                <text:p text:style-name="P4"><text:span text:style-name="T19">const</text:span><text:span text:style-name="T11"> </text:span><text:span text:style-name="T13">weatherAPI</text:span><text:span text:style-name="T11"> = </text:span><text:span text:style-name="T17">'https://www.mocky.io/v2/5a947dfa35000072009b0eb9?city='</text:span><text:span text:style-name="T15">;</text:span></text:p>
              </text:section>
              <text:section text:style-name="Sect2" text:name="crayon-5d829d8fda9a4555283532-3">
                <text:p text:style-name="P5"> </text:p>
              </text:section>
              <text:section text:style-name="Sect2" text:name="crayon-5d829d8fda9a4555283532-4">
                <text:p text:style-name="P4"><text:span text:style-name="T20">function</text:span><text:span text:style-name="T11"> </text:span><text:span text:style-name="T13">asyncGetCity</text:span><text:span text:style-name="T15">()</text:span><text:span text:style-name="T11"> </text:span><text:span text:style-name="T15">{</text:span></text:p>
              </text:section>
              <text:section text:style-name="Sect2" text:name="crayon-5d829d8fda9a4555283532-5">
                <text:p text:style-name="P5"><text:span text:style-name="T11">    </text:span><text:span text:style-name="T7">return</text:span><text:span text:style-name="T12"> </text:span><text:span text:style-name="T14">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esponse</text:span><text:span text:style-name="T12"> =&gt; </text:span><text:span text:style-name="T10">response</text:span><text:span text:style-name="T16">.</text:span><text:span text:style-name="T14">json</text:span><text:span text:style-name="T16">());</text:span></text:p>
              </text:section>
              <text:section text:style-name="Sect2" text:name="crayon-5d829d8fda9a4555283532-6">
                <text:p text:style-name="P3">}</text:p>
              </text:section>
              <text:section text:style-name="Sect2" text:name="crayon-5d829d8fda9a4555283532-7">
                <text:p text:style-name="P5"> </text:p>
              </text:section>
              <text:section text:style-name="Sect2" text:name="crayon-5d829d8fda9a4555283532-8">
                <text:p text:style-name="P4"><text:span text:style-name="T20">function</text:span><text:span text:style-name="T11"> </text:span><text:span text:style-name="T13">asyncGetWeather</text:span><text:span text:style-name="T15">(</text:span><text:span text:style-name="T9">city</text:span><text:span text:style-name="T15">)</text:span><text:span text:style-name="T11"> </text:span><text:span text:style-name="T15">{</text:span></text:p>
              </text:section>
              <text:section text:style-name="Sect2" text:name="crayon-5d829d8fda9a4555283532-9">
                <text:p text:style-name="P5"><text:span text:style-name="T11">    </text:span><text:span text:style-name="T7">return</text:span><text:span text:style-name="T12"> </text:span><text:span text:style-name="T14">fetch</text:span><text:span text:style-name="T16">(</text:span><text:span text:style-name="T10">weatherAPI</text:span><text:span text:style-name="T12">+</text:span><text:span text:style-name="T10">city</text:span><text:span text:style-name="T16">).</text:span><text:span text:style-name="T7">then</text:span><text:span text:style-name="T16">(</text:span><text:span text:style-name="T10">response</text:span><text:span text:style-name="T12"> =&gt; </text:span><text:span text:style-name="T10">response</text:span><text:span text:style-name="T16">.</text:span><text:span text:style-name="T14">json</text:span><text:span text:style-name="T16">());</text:span></text:p>
              </text:section>
              <text:section text:style-name="Sect2" text:name="crayon-5d829d8fda9a4555283532-10">
                <text:p text:style-name="P3">}</text:p>
              </text:section>
              <text:section text:style-name="Sect2" text:name="crayon-5d829d8fda9a4555283532-11">
                <text:p text:style-name="P5"> </text:p>
              </text:section>
              <text:section text:style-name="Sect2" text:name="crayon-5d829d8fda9a4555283532-12">
                <text:p text:style-name="P4"><text:span text:style-name="T5">return</text:span><text:span text:style-name="T11"> </text:span><text:span text:style-name="T13">asyncGetCity</text:span><text:span text:style-name="T15">()</text:span></text:p>
              </text:section>
              <text:section text:style-name="Sect2" text:name="crayon-5d829d8fda9a4555283532-13">
                <text:p text:style-name="P5"><text:span text:style-name="T11">    </text:span><text:span text:style-name="T16">.</text:span><text:span text:style-name="T7">then</text:span><text:span text:style-name="T16">(</text:span><text:span text:style-name="T22">function</text:span><text:span text:style-name="T12"> </text:span><text:span text:style-name="T16">(</text:span><text:span text:style-name="T10">city</text:span><text:span text:style-name="T16">)</text:span><text:span text:style-name="T12"> </text:span><text:span text:style-name="T16">{</text:span></text:p>
              </text:section>
              <text:section text:style-name="Sect2" text:name="crayon-5d829d8fda9a4555283532-14">
                <text:p text:style-name="P5"><text:span text:style-name="T11">        </text:span><text:span text:style-name="T7">return</text:span><text:span text:style-name="T12"> </text:span><text:span text:style-name="T14">asyncGetWeather</text:span><text:span text:style-name="T16">(</text:span><text:span text:style-name="T10">city</text:span><text:span text:style-name="T16">.</text:span><text:span text:style-name="T10">name</text:span><text:span text:style-name="T16">);</text:span></text:p>
              </text:section>
              <text:section text:style-name="Sect2" text:name="crayon-5d829d8fda9a4555283532-15">
                <text:p text:style-name="P5"><text:span text:style-name="T11">    </text:span><text:span text:style-name="T16">})</text:span></text:p>
              </text:section>
              <text:section text:style-name="Sect2" text:name="crayon-5d829d8fda9a4555283532-16">
                <text:p text:style-name="P5"><text:span text:style-name="T11">    </text:span><text:span text:style-name="T16">.</text:span><text:span text:style-name="T7">then</text:span><text:span text:style-name="T16">(</text:span><text:span text:style-name="T22">function</text:span><text:span text:style-name="T16">(</text:span><text:span text:style-name="T10">weather</text:span><text:span text:style-name="T16">)</text:span><text:span text:style-name="T12"> </text:span><text:span text:style-name="T16">{</text:span></text:p>
              </text:section>
              <text:section text:style-name="Sect2" text:name="crayon-5d829d8fda9a4555283532-17">
                <text:p text:style-name="P5"><text:span text:style-name="T11">        </text:span><text:span text:style-name="T10">console</text:span><text:span text:style-name="T16">.</text:span><text:span text:style-name="T14">log</text:span><text:span text:style-name="T16">(</text:span><text:span text:style-name="T10">weather</text:span><text:span text:style-name="T16">.</text:span><text:span text:style-name="T10">temp</text:span><text:span text:style-name="T12"> + </text:span><text:span text:style-name="T10">weather</text:span><text:span text:style-name="T16">.</text:span><text:span text:style-name="T10">unit</text:span><text:span text:style-name="T16">);</text:span></text:p>
              </text:section>
              <text:section text:style-name="Sect2" text:name="crayon-5d829d8fda9a4555283532-18">
                <text:p text:style-name="P5"><text:span text:style-name="T11">    </text:span><text:span text:style-name="T16">});</text:span></text:p>
              </text:section>
            </table:table-cell>
          </table:table-row>
        </table:table>
      </text:section>
      <text:p text:style-name="P11"><text:a xlink:type="simple" xlink:href="https://jsfiddle.net/q7dmoas0/" office:target-frame-name="_blank" xlink:show="new" text:style-name="Internet_20_link" text:visited-style-name="Visited_20_Internet_20_Link"><text:span text:style-name="T3">https://jsfiddle.net/q7dmoas0/</text:span></text:a></text:p>
      <text:p text:style-name="P12">Mamy tutaj do czynienia z typowym asynchronicznym łańcuchem zależności. Potrzebujemy posiadać nazwę miasta, aby na jego podstawie pobrać informacje pogodowe.</text:p>
      <text:p text:style-name="P12">Jak widać użycie obietnic w porównaniu z pierwszym zapisem niesie ze sobą pewną nadmiarowość, ale także i ograniczenia. Jeśli chcielibyśmy wypisać w ostatnim wywołaniu oprócz temperatury również nazwę miasta, musielibyśmy zapisać ją w dodatkowej zmiennej.</text:p>
      <text:p text:style-name="P12"/>
      <text:section text:style-name="Sect1" text:name="crayon-5d829d8fda9a7990777301">
        <text:p text:style-name="P10"/>
        <text:p text:style-name="P10"><text:soft-page-break/><text:span text:style-name="T26">Dodatkowa zmienna cityName</text:span></text:p>
        <text:p text:style-name="P9">JavaScript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</table:table-cell>
            <table:table-cell table:style-name="Tabela3.B1" office:value-type="string">
              <text:section text:style-name="Sect2" text:name="crayon-5d829d8fda9a7990777301-1">
                <text:p text:style-name="P4"><text:span text:style-name="T13">let </text:span><text:span text:style-name="T9">cityName</text:span><text:span text:style-name="T15">;</text:span></text:p>
              </text:section>
              <text:section text:style-name="Sect2" text:name="crayon-5d829d8fda9a7990777301-2">
                <text:p text:style-name="P4"><text:span text:style-name="T5">return</text:span><text:span text:style-name="T11"> </text:span><text:span text:style-name="T13">asyncGetCity</text:span><text:span text:style-name="T15">()</text:span></text:p>
              </text:section>
              <text:section text:style-name="Sect2" text:name="crayon-5d829d8fda9a7990777301-3">
                <text:p text:style-name="P5"><text:span text:style-name="T11">    </text:span><text:span text:style-name="T16">.</text:span><text:span text:style-name="T7">then</text:span><text:span text:style-name="T16">(</text:span><text:span text:style-name="T22">function</text:span><text:span text:style-name="T16">(</text:span><text:span text:style-name="T10">city</text:span><text:span text:style-name="T16">)</text:span><text:span text:style-name="T12"> </text:span><text:span text:style-name="T16">{</text:span></text:p>
              </text:section>
              <text:section text:style-name="Sect2" text:name="crayon-5d829d8fda9a7990777301-4">
                <text:p text:style-name="P5"><text:span text:style-name="T11">        </text:span><text:span text:style-name="T10">cityName</text:span><text:span text:style-name="T12"> = </text:span><text:span text:style-name="T10">city</text:span><text:span text:style-name="T16">.</text:span><text:span text:style-name="T10">name</text:span><text:span text:style-name="T16">;</text:span></text:p>
              </text:section>
              <text:section text:style-name="Sect2" text:name="crayon-5d829d8fda9a7990777301-5">
                <text:p text:style-name="P5"><text:span text:style-name="T11">        </text:span><text:span text:style-name="T7">return</text:span><text:span text:style-name="T12"> </text:span><text:span text:style-name="T14">asyncGetWeather</text:span><text:span text:style-name="T16">(</text:span><text:span text:style-name="T10">cityName</text:span><text:span text:style-name="T16">);</text:span></text:p>
              </text:section>
              <text:section text:style-name="Sect2" text:name="crayon-5d829d8fda9a7990777301-6">
                <text:p text:style-name="P5"><text:span text:style-name="T11">    </text:span><text:span text:style-name="T16">})</text:span></text:p>
              </text:section>
              <text:section text:style-name="Sect2" text:name="crayon-5d829d8fda9a7990777301-7">
                <text:p text:style-name="P5"><text:span text:style-name="T11">    </text:span><text:span text:style-name="T16">.</text:span><text:span text:style-name="T7">then</text:span><text:span text:style-name="T16">(</text:span><text:span text:style-name="T22">function</text:span><text:span text:style-name="T16">(</text:span><text:span text:style-name="T10">weather</text:span><text:span text:style-name="T16">)</text:span><text:span text:style-name="T12"> </text:span><text:span text:style-name="T16">{</text:span></text:p>
              </text:section>
              <text:section text:style-name="Sect2" text:name="crayon-5d829d8fda9a7990777301-8">
                <text:p text:style-name="P5"><text:span text:style-name="T11">        </text:span><text:span text:style-name="T10">console</text:span><text:span text:style-name="T16">.</text:span><text:span text:style-name="T14">log</text:span><text:span text:style-name="T16">(</text:span><text:span text:style-name="T10">cityName</text:span><text:span text:style-name="T16">)</text:span></text:p>
              </text:section>
              <text:section text:style-name="Sect2" text:name="crayon-5d829d8fda9a7990777301-9">
                <text:p text:style-name="P5"><text:span text:style-name="T11">        </text:span><text:span text:style-name="T10">console</text:span><text:span text:style-name="T16">.</text:span><text:span text:style-name="T14">log</text:span><text:span text:style-name="T16">(</text:span><text:span text:style-name="T10">weather</text:span><text:span text:style-name="T16">.</text:span><text:span text:style-name="T10">temp</text:span><text:span text:style-name="T12"> + </text:span><text:span text:style-name="T10">weather</text:span><text:span text:style-name="T16">.</text:span><text:span text:style-name="T10">unit</text:span><text:span text:style-name="T16">);</text:span></text:p>
              </text:section>
              <text:section text:style-name="Sect2" text:name="crayon-5d829d8fda9a7990777301-10">
                <text:p text:style-name="P5"><text:span text:style-name="T11">    </text:span><text:span text:style-name="T16">})</text:span></text:p>
              </text:section>
            </table:table-cell>
          </table:table-row>
        </table:table>
      </text:section>
      <text:p text:style-name="P11"><text:a xlink:type="simple" xlink:href="https://jsfiddle.net/ehboqb8f/" office:target-frame-name="_blank" xlink:show="new" text:style-name="Internet_20_link" text:visited-style-name="Visited_20_Internet_20_Link"><text:span text:style-name="T3">https://jsfiddle.net/ehboqb8f/</text:span></text:a></text:p>
      <text:p text:style-name="P12">Czy nie było by idealnie, gdybyśmy mieli możliwość zapisu kodu asynchronicznego w taki sposób, aby był on tak samo czytelny jak kod synchroniczny z pierwszego przykładu?</text:p>
      <text:h text:style-name="P2" text:outline-level="2">Generatory</text:h>
      <text:p text:style-name="P11"><text:span text:style-name="T1">Jedną z możliwości poprawy czytelności jest zapis z użyciem generatorów, </text:span><text:span text:style-name="Strong_20_Emphasis"><text:span text:style-name="T2">wprowadzonych do języka JavaScript od wersji ES6</text:span></text:span><text:span text:style-name="T1">. W skrócie, generator to specjalny rodzaj funkcji (oznaczamy go za pomocą * umiejscowionej za słowem kluczowym function), której przebieg może być zatrzymywany i wznawiany z zachowaniem kontekstu (</text:span><text:span text:style-name="Emphasis"><text:span text:style-name="T1">variable bindings</text:span></text:span><text:span text:style-name="T1">). Wywołanie generatora nie wykonuje od razu poleceń w nim zawartych, zwraca natomiast obiekt iteratora. Następnie za pomocą metody </text:span><text:span text:style-name="Strong_20_Emphasis"><text:span text:style-name="T2">next()</text:span></text:span><text:span text:style-name="T1"> wykonywany jest kod wewnątrz funkcji.</text:span></text:p>
      <text:p text:style-name="P12"/>
      <text:p text:style-name="P12"/>
      <text:p text:style-name="P12"/>
      <text:p text:style-name="P12"/>
      <text:p text:style-name="P12"><text:soft-page-break/>Zobaczmy na przykładzie w jaki sposób działa generator w JavaScript.</text:p>
      <text:section text:style-name="Sect1" text:name="crayon-5d829d8fda9ab434400350">
        <text:p text:style-name="P9">Przykład działania generatora w JavaScript</text:p>
        <text:p text:style-name="P9">JavaScript</text:p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</table:table-cell>
            <table:table-cell table:style-name="Tabela4.B1" office:value-type="string">
              <text:section text:style-name="Sect2" text:name="crayon-5d829d8fda9ab434400350-1">
                <text:p text:style-name="P4"><text:span text:style-name="T20">function</text:span><text:span text:style-name="T11"> *</text:span><text:span text:style-name="T13">foo</text:span><text:span text:style-name="T15">(</text:span><text:span text:style-name="T9">x</text:span><text:span text:style-name="T15">)</text:span><text:span text:style-name="T11"> </text:span><text:span text:style-name="T15">{</text:span></text:p>
              </text:section>
              <text:section text:style-name="Sect2" text:name="crayon-5d829d8fda9ab434400350-2">
                <text:p text:style-name="P5"><text:span text:style-name="T11">    </text:span><text:span text:style-name="T6">yield</text:span><text:span text:style-name="T12"> </text:span><text:span text:style-name="T10">x</text:span><text:span text:style-name="T12"> + </text:span><text:span text:style-name="T24">1</text:span><text:span text:style-name="T16">;</text:span></text:p>
              </text:section>
              <text:section text:style-name="Sect2" text:name="crayon-5d829d8fda9ab434400350-3">
                <text:p text:style-name="P5"><text:span text:style-name="T11">    </text:span><text:span text:style-name="T6">let</text:span><text:span text:style-name="T12"> </text:span><text:span text:style-name="T10">y</text:span><text:span text:style-name="T12"> = </text:span><text:span text:style-name="T6">yield</text:span><text:span text:style-name="T12"> </text:span><text:span text:style-name="T18">'Hello'</text:span><text:span text:style-name="T16">;</text:span><text:span text:style-name="T12"> </text:span></text:p>
              </text:section>
              <text:section text:style-name="Sect2" text:name="crayon-5d829d8fda9ab434400350-4">
                <text:p text:style-name="P5"><text:span text:style-name="T11">    </text:span><text:span text:style-name="T7">return</text:span><text:span text:style-name="T12"> </text:span><text:span text:style-name="T10">x</text:span><text:span text:style-name="T12"> + </text:span><text:span text:style-name="T10">y</text:span><text:span text:style-name="T16">;</text:span></text:p>
              </text:section>
              <text:section text:style-name="Sect2" text:name="crayon-5d829d8fda9ab434400350-5">
                <text:p text:style-name="P3">}</text:p>
              </text:section>
              <text:section text:style-name="Sect2" text:name="crayon-5d829d8fda9ab434400350-6">
                <text:p text:style-name="P5"> </text:p>
              </text:section>
              <text:section text:style-name="Sect2" text:name="crayon-5d829d8fda9ab434400350-7">
                <text:p text:style-name="P4"><text:span text:style-name="T20">var</text:span><text:span text:style-name="T11"> </text:span><text:span text:style-name="T9">gen</text:span><text:span text:style-name="T11"> = </text:span><text:span text:style-name="T13">foo</text:span><text:span text:style-name="T15">(</text:span><text:span text:style-name="T23">5</text:span><text:span text:style-name="T15">);</text:span></text:p>
              </text:section>
              <text:section text:style-name="Sect2" text:name="crayon-5d829d8fda9ab434400350-8">
                <text:p text:style-name="P4"><text:span text:style-name="T9">console</text:span><text:span text:style-name="T15">.</text:span><text:span text:style-name="T13">log</text:span><text:span text:style-name="T15">(</text:span><text:span text:style-name="T9">gen</text:span><text:span text:style-name="T15">.</text:span><text:span text:style-name="T13">next</text:span><text:span text:style-name="T15">());</text:span><text:span text:style-name="T11"> </text:span><text:span text:style-name="T25">//{ value: 6, done: false }</text:span></text:p>
              </text:section>
              <text:section text:style-name="Sect2" text:name="crayon-5d829d8fda9ab434400350-9">
                <text:p text:style-name="P4"><text:span text:style-name="T9">console</text:span><text:span text:style-name="T15">.</text:span><text:span text:style-name="T13">log</text:span><text:span text:style-name="T15">(</text:span><text:span text:style-name="T9">gen</text:span><text:span text:style-name="T15">.</text:span><text:span text:style-name="T13">next</text:span><text:span text:style-name="T15">());</text:span><text:span text:style-name="T11"> </text:span><text:span text:style-name="T25">//{ value: 'Hello', done: false }</text:span></text:p>
              </text:section>
              <text:section text:style-name="Sect2" text:name="crayon-5d829d8fda9ab434400350-10">
                <text:p text:style-name="P4"><text:span text:style-name="T9">console</text:span><text:span text:style-name="T15">.</text:span><text:span text:style-name="T13">log</text:span><text:span text:style-name="T15">(</text:span><text:span text:style-name="T9">gen</text:span><text:span text:style-name="T15">.</text:span><text:span text:style-name="T13">next</text:span><text:span text:style-name="T15">(</text:span><text:span text:style-name="T23">8</text:span><text:span text:style-name="T15">));</text:span><text:span text:style-name="T11"> </text:span><text:span text:style-name="T25">//{ value: 13, done: true }</text:span></text:p>
              </text:section>
            </table:table-cell>
          </table:table-row>
        </table:table>
      </text:section>
      <text:p text:style-name="P11"><text:a xlink:type="simple" xlink:href="https://jsfiddle.net/hu6f72Le/" office:target-frame-name="_blank" xlink:show="new" text:style-name="Internet_20_link" text:visited-style-name="Visited_20_Internet_20_Link"><text:span text:style-name="T3">https://jsfiddle.net/hu6f72Le/</text:span></text:a></text:p>
      <text:p text:style-name="P12">Przebieg powyższego skryptu jest następujący.</text:p>
      <text:list xml:id="list4025463134354018218" text:style-name="L6">
        <text:list-item>
          <text:p text:style-name="P14"><text:span text:style-name="T1">Podczas przypisania funkcji do zmiennej var gen = foo(5) zwracany jest </text:span><text:span text:style-name="Strong_20_Emphasis"><text:span text:style-name="T2">obiekt iteratora</text:span></text:span><text:span text:style-name="T1">.</text:span></text:p>
        </text:list-item>
        <text:list-item>
          <text:p text:style-name="P14"><text:span text:style-name="T1">Pierwsze wywołanie metody next() na obiekcie iteratora powoduje przypisanie wartości 5 do zmiennej x, zatrzymanie wykonywania funkcji na słowie kluczowym </text:span><text:span text:style-name="Strong_20_Emphasis"><text:span text:style-name="T2">yield</text:span></text:span><text:span text:style-name="T1"> oraz zwróceniu wartości {value: 6, done: false}.</text:span></text:p>
        </text:list-item>
        <text:list-item>
          <text:p text:style-name="P15">Drugie wywołanie metody next() powoduje zatrzymanie wykonywania kodu na drugim słowie kluczowym yield i zwrócenie komunikatu ‚Hello’ w postaci {value: „Hello”, done: false}.</text:p>
        </text:list-item>
        <text:list-item>
          <text:p text:style-name="P14"><text:span text:style-name="T1">Kolejne wykonanie metody next(), tym razem z przekazaną wartością 8, przypisuje przekazaną wartość </text:span><text:span text:style-name="Strong_20_Emphasis"><text:span text:style-name="T2">w miejscu poprzedniego zatrzymania funkcji</text:span></text:span><text:span text:style-name="T1">, czyli let y = yield ‚Hello’ (let y = 8), zwraca wynik z obliczeń return x + y (5 + 8) </text:span><text:soft-page-break/><text:span text:style-name="T1">oraz informację o zakończeniu działania iteratora </text:span><text:span text:style-name="Strong_20_Emphasis"><text:span text:style-name="T2">done: true</text:span></text:span><text:span text:style-name="T1">. W konsoli ukazuje się nam wpis: {value: 13, done: true}.</text:span></text:p>
        </text:list-item>
      </text:list>
      <text:p text:style-name="P12">Nie chciałbym jednak skupiać się w tym miejscu na szczegółowym opisie możliwości generatorów, a bardziej na ich połączeniu z obietnicami i zastosowaniu w pracy z kodem asynchronicznym. Tak więc, powracając do przykładu z początku artykułu użyjmy generatora, aby pobrać informacje pogodowe dla danego miasta.</text:p>
      <text:section text:style-name="Sect1" text:name="crayon-5d829d8fda9af984018638">
        <text:p text:style-name="P9">Użycie generatora do połączenia się z API</text:p>
        <text:p text:style-name="P9">JavaScript</text:p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  <text:p text:style-name="P7">13</text:p>
              <text:p text:style-name="P7">14</text:p>
              <text:p text:style-name="P7">15</text:p>
              <text:p text:style-name="P7">16</text:p>
              <text:p text:style-name="P7">17</text:p>
            </table:table-cell>
            <table:table-cell table:style-name="Tabela5.B1" office:value-type="string">
              <text:section text:style-name="Sect2" text:name="crayon-5d829d8fda9af984018638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www.mocky.io/v2/5a945fa435000074009b0e78'</text:span><text:span text:style-name="T15">;</text:span></text:p>
              </text:section>
              <text:section text:style-name="Sect2" text:name="crayon-5d829d8fda9af984018638-2">
                <text:p text:style-name="P4"><text:span text:style-name="T19">const</text:span><text:span text:style-name="T11"> </text:span><text:span text:style-name="T13">weatherAPI</text:span><text:span text:style-name="T11"> = </text:span><text:span text:style-name="T17">'https://www.mocky.io/v2/5a947dfa35000072009b0eb9?city='</text:span><text:span text:style-name="T15">;</text:span></text:p>
              </text:section>
              <text:section text:style-name="Sect2" text:name="crayon-5d829d8fda9af984018638-3">
                <text:p text:style-name="P5"> </text:p>
              </text:section>
              <text:section text:style-name="Sect2" text:name="crayon-5d829d8fda9af984018638-4">
                <text:p text:style-name="P4"><text:span text:style-name="T20">function</text:span><text:span text:style-name="T11"> *</text:span><text:span text:style-name="T13">app</text:span><text:span text:style-name="T15">(){</text:span></text:p>
              </text:section>
              <text:section text:style-name="Sect2" text:name="crayon-5d829d8fda9af984018638-5">
                <text:p text:style-name="P5"><text:span text:style-name="T11">    </text:span><text:span text:style-name="T21">const</text:span><text:span text:style-name="T12"> </text:span><text:span text:style-name="T10">city</text:span><text:span text:style-name="T12"> = </text:span><text:span text:style-name="T14">yield 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af984018638-6">
                <text:p text:style-name="P5"><text:span text:style-name="T11">    </text:span><text:span text:style-name="T21">const</text:span><text:span text:style-name="T12"> </text:span><text:span text:style-name="T10">weather</text:span><text:span text:style-name="T12"> = </text:span><text:span text:style-name="T14">yield fetch</text:span><text:span text:style-name="T16">(</text:span><text:span text:style-name="T10">weatherAPI</text:span><text:span text:style-name="T12">+</text:span><text:span text:style-name="T10">city</text:span><text:span text:style-name="T16">.</text:span><text:span text:style-name="T10">name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af984018638-7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</text:span><text:span text:style-name="T16">.</text:span><text:span text:style-name="T10">name</text:span><text:span text:style-name="T16">);</text:span></text:p>
              </text:section>
              <text:section text:style-name="Sect2" text:name="crayon-5d829d8fda9af984018638-8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weather</text:span><text:span text:style-name="T16">.</text:span><text:span text:style-name="T10">temp</text:span><text:span text:style-name="T12"> + </text:span><text:span text:style-name="T10">weather</text:span><text:span text:style-name="T16">.</text:span><text:span text:style-name="T10">unit</text:span><text:span text:style-name="T16">);</text:span></text:p>
              </text:section>
              <text:section text:style-name="Sect2" text:name="crayon-5d829d8fda9af984018638-9">
                <text:p text:style-name="P3">}</text:p>
              </text:section>
              <text:section text:style-name="Sect2" text:name="crayon-5d829d8fda9af984018638-10">
                <text:p text:style-name="P5"> </text:p>
              </text:section>
              <text:section text:style-name="Sect2" text:name="crayon-5d829d8fda9af984018638-11">
                <text:p text:style-name="P4"><text:span text:style-name="T19">const</text:span><text:span text:style-name="T11"> </text:span><text:span text:style-name="T9">generator</text:span><text:span text:style-name="T11"> = </text:span><text:span text:style-name="T13">app</text:span><text:span text:style-name="T15">();</text:span></text:p>
              </text:section>
              <text:section text:style-name="Sect2" text:name="crayon-5d829d8fda9af984018638-12">
                <text:p text:style-name="P4"><text:span text:style-name="T13">start</text:span><text:span text:style-name="T15">(</text:span><text:span text:style-name="T9">generator</text:span><text:span text:style-name="T15">);</text:span></text:p>
              </text:section>
              <text:section text:style-name="Sect2" text:name="crayon-5d829d8fda9af984018638-13">
                <text:p text:style-name="P5"> </text:p>
              </text:section>
              <text:section text:style-name="Sect2" text:name="crayon-5d829d8fda9af984018638-14">
                <text:p text:style-name="P4"><text:span text:style-name="T20">function</text:span><text:span text:style-name="T11"> </text:span><text:span text:style-name="T13">start</text:span><text:span text:style-name="T15">(</text:span><text:span text:style-name="T9">generator</text:span><text:span text:style-name="T15">)</text:span><text:span text:style-name="T11"> </text:span><text:span text:style-name="T15">{</text:span></text:p>
              </text:section>
              <text:section text:style-name="Sect2" text:name="crayon-5d829d8fda9af984018638-15">
                <text:p text:style-name="P5"><text:span text:style-name="T11">   </text:span><text:span text:style-name="T14">runner</text:span><text:span text:style-name="T16">();</text:span></text:p>
              </text:section>
              <text:section text:style-name="Sect2" text:name="crayon-5d829d8fda9af984018638-16">
                <text:p text:style-name="P5"><text:span text:style-name="T11">   </text:span><text:span text:style-name="T22">function</text:span><text:span text:style-name="T12"> </text:span><text:span text:style-name="T14">runner</text:span><text:span text:style-name="T16">(</text:span><text:span text:style-name="T10">resume</text:span><text:span text:style-name="T16">){</text:span></text:p>
              </text:section>
              <text:section text:style-name="Sect2" text:name="crayon-5d829d8fda9af984018638-17">
                <text:p text:style-name="P5"><text:span text:style-name="T11">       </text:span><text:span text:style-name="T21">const</text:span><text:span text:style-name="T12"> </text:span><text:span text:style-name="T10">next</text:span><text:span text:style-name="T12"> = </text:span><text:span text:style-name="T10">generator</text:span><text:span text:style-name="T16">.</text:span><text:span text:style-name="T14">next</text:span><text:span text:style-name="T16">(</text:span><text:span text:style-name="T10">resume</text:span><text:span text:style-name="T16">);</text:span></text:p>
              </text:section>
              <text:section text:style-name="Sect2" text:name="crayon-5d829d8fda9af984018638-18">
                <text:p text:style-name="P5"><text:span text:style-name="T11">       </text:span><text:span text:style-name="T21">const</text:span><text:span text:style-name="T12"> </text:span><text:span text:style-name="T10">promise</text:span><text:span text:style-name="T12"> = </text:span><text:span text:style-name="T10">next</text:span><text:span text:style-name="T16">.</text:span><text:span text:style-name="T10">value</text:span><text:span text:style-name="T16">;</text:span></text:p>
              </text:section>
              <text:section text:style-name="Sect2" text:name="crayon-5d829d8fda9af984018638-19">
                <text:p text:style-name="P5"><text:span text:style-name="T11">       </text:span><text:span text:style-name="T7">if</text:span><text:span text:style-name="T12"> </text:span><text:span text:style-name="T16">(</text:span><text:span text:style-name="T10">next</text:span><text:span text:style-name="T16">.</text:span><text:span text:style-name="T10">done</text:span><text:span text:style-name="T16">)</text:span><text:span text:style-name="T12"> </text:span><text:span text:style-name="T16">{</text:span><text:span text:style-name="T12"> </text:span><text:span text:style-name="T7">return</text:span><text:span text:style-name="T16">;</text:span><text:span text:style-name="T12"> </text:span><text:span text:style-name="T16">}</text:span></text:p>
              </text:section>
              <text:section text:style-name="Sect2" text:name="crayon-5d829d8fda9af984018638-20">
                <text:p text:style-name="P5"><text:span text:style-name="T11">       </text:span><text:span text:style-name="T10">promise</text:span><text:span text:style-name="T16">.</text:span><text:span text:style-name="T7">then</text:span><text:span text:style-name="T16">(</text:span><text:span text:style-name="T10">result</text:span><text:span text:style-name="T12"> =&gt; </text:span><text:span text:style-name="T14">runner</text:span><text:span text:style-name="T16">(</text:span><text:span text:style-name="T10">result</text:span><text:span text:style-name="T16">))</text:span></text:p>
              </text:section>
              <text:section text:style-name="Sect2" text:name="crayon-5d829d8fda9af984018638-21">
                <text:p text:style-name="P5"><text:span text:style-name="T11">   </text:span><text:span text:style-name="T16">}</text:span></text:p>
              </text:section>
              <text:section text:style-name="Sect2" text:name="crayon-5d829d8fda9af984018638-22">
                <text:p text:style-name="P3">}</text:p>
              </text:section>
            </table:table-cell>
          </table:table-row>
        </table:table>
      </text:section>
      <text:p text:style-name="P11"><text:a xlink:type="simple" xlink:href="https://jsfiddle.net/qct8s58o/" office:target-frame-name="_blank" xlink:show="new" text:style-name="Internet_20_link" text:visited-style-name="Visited_20_Internet_20_Link"><text:span text:style-name="T3">https://jsfiddle.net/qct8s58o/</text:span></text:a></text:p>
      <text:p text:style-name="P11"><text:soft-page-break/><text:span text:style-name="T1">Funkcja *app() pokazuje siłę generatorów w pracy z kodem asynchronicznym. Porównując kod zawarty w tej funkcji z kodem synchronicznym z początku artykułu, zauważysz, że jest on niemal identyczny. To wielka zaleta stosowania generatorów w połączeniu z obietnicami. Jeśli chodzi o metodę start(), na tę chwilę nie zaprzątajmy sobie nią głowy. Jest ona szczegółem implementacyjnym, i na dobrą sprawę moglibyśmy w tym miejscu użyć bibiliotekę opakowującą np. </text:span><text:a xlink:type="simple" xlink:href="http://bluebirdjs.com/docs/api/promise.coroutine.html" office:target-frame-name="_blank" xlink:show="new" text:style-name="Internet_20_link" text:visited-style-name="Visited_20_Internet_20_Link"><text:span text:style-name="Strong_20_Emphasis"><text:span text:style-name="T4">promise.coroutine</text:span></text:span></text:a><text:span text:style-name="T1"> lub </text:span><text:a xlink:type="simple" xlink:href="https://github.com/tj/co" office:target-frame-name="_blank" xlink:show="new" text:style-name="Internet_20_link" text:visited-style-name="Visited_20_Internet_20_Link"><text:span text:style-name="Strong_20_Emphasis"><text:span text:style-name="T4">co</text:span></text:span></text:a><text:span text:style-name="T1">.</text:span></text:p>
      <text:h text:style-name="P2" text:outline-level="2">Async/await</text:h>
      <text:p text:style-name="P12">Po tym obszernym wstępie przejdźmy w końcu do omówienia async/await. Z wiedzą jaką posiadamy na temat generatorów, przesiadka na async/await będzie niezwykle prosta. Weźmy funkcję function *app() utworzoną wcześniej i zamieńmy function * na słowo kluczowe async function oraz yield na await.</text:p>
      <text:section text:style-name="Sect1" text:name="crayon-5d829d8fda9b2838691523">
        <text:p text:style-name="P9">Użycie async/await</text:p>
        <text:p text:style-name="P9">JavaScript</text:p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</table:table-cell>
            <table:table-cell table:style-name="Tabela6.B1" office:value-type="string">
              <text:section text:style-name="Sect2" text:name="crayon-5d829d8fda9b2838691523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www.mocky.io/v2/5a945fa435000074009b0e78'</text:span><text:span text:style-name="T15">;</text:span></text:p>
              </text:section>
              <text:section text:style-name="Sect2" text:name="crayon-5d829d8fda9b2838691523-2">
                <text:p text:style-name="P4"><text:span text:style-name="T19">const</text:span><text:span text:style-name="T11"> </text:span><text:span text:style-name="T13">weatherAPI</text:span><text:span text:style-name="T11"> = </text:span><text:span text:style-name="T17">'https://www.mocky.io/v2/5a947dfa35000072009b0eb9?city='</text:span><text:span text:style-name="T15">;</text:span></text:p>
              </text:section>
              <text:section text:style-name="Sect2" text:name="crayon-5d829d8fda9b2838691523-3">
                <text:p text:style-name="P5"> </text:p>
              </text:section>
              <text:section text:style-name="Sect2" text:name="crayon-5d829d8fda9b2838691523-4">
                <text:p text:style-name="P4"><text:span text:style-name="T13">async </text:span><text:span text:style-name="T20">function</text:span><text:span text:style-name="T11"> </text:span><text:span text:style-name="T13">app</text:span><text:span text:style-name="T15">()</text:span><text:span text:style-name="T11"> </text:span><text:span text:style-name="T15">{</text:span></text:p>
              </text:section>
              <text:section text:style-name="Sect2" text:name="crayon-5d829d8fda9b2838691523-5">
                <text:p text:style-name="P5"><text:span text:style-name="T11">    </text:span><text:span text:style-name="T21">const</text:span><text:span text:style-name="T12"> </text:span><text:span text:style-name="T10">city</text:span><text:span text:style-name="T12"> = </text:span><text:span text:style-name="T14">await 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b2838691523-6">
                <text:p text:style-name="P5"><text:span text:style-name="T11">    </text:span><text:span text:style-name="T21">const</text:span><text:span text:style-name="T12"> </text:span><text:span text:style-name="T10">weather</text:span><text:span text:style-name="T12"> = </text:span><text:span text:style-name="T14">await fetch</text:span><text:span text:style-name="T16">(</text:span><text:span text:style-name="T10">weatherAPI</text:span><text:span text:style-name="T12">+</text:span><text:span text:style-name="T10">city</text:span><text:span text:style-name="T16">.</text:span><text:span text:style-name="T10">name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b2838691523-7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</text:span><text:span text:style-name="T16">.</text:span><text:span text:style-name="T10">name</text:span><text:span text:style-name="T16">);</text:span></text:p>
              </text:section>
              <text:section text:style-name="Sect2" text:name="crayon-5d829d8fda9b2838691523-8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weather</text:span><text:span text:style-name="T16">.</text:span><text:span text:style-name="T10">temp</text:span><text:span text:style-name="T12"> + </text:span><text:span text:style-name="T10">weather</text:span><text:span text:style-name="T16">.</text:span><text:span text:style-name="T10">unit</text:span><text:span text:style-name="T16">);</text:span></text:p>
              </text:section>
              <text:section text:style-name="Sect2" text:name="crayon-5d829d8fda9b2838691523-9">
                <text:p text:style-name="P3">}</text:p>
              </text:section>
              <text:section text:style-name="Sect2" text:name="crayon-5d829d8fda9b2838691523-10">
                <text:p text:style-name="P4"><text:span text:style-name="T13">app</text:span><text:span text:style-name="T15">();</text:span></text:p>
              </text:section>
            </table:table-cell>
          </table:table-row>
        </table:table>
      </text:section>
      <text:p text:style-name="P11"><text:a xlink:type="simple" xlink:href="https://jsfiddle.net/a7o19vgg/" office:target-frame-name="_blank" xlink:show="new" text:style-name="Internet_20_link" text:visited-style-name="Visited_20_Internet_20_Link"><text:span text:style-name="T3">https://jsfiddle.net/a7o19vgg/</text:span></text:a></text:p>
      <text:p text:style-name="P12">Tak, to wszystko. Rezultat działania będzie ten sam co w przypadku generatora, zauważ jednak że nie mamy tutaj potrzeby użycia funkcji pomocniczej start(). Zamiast tego, JavaScript używa wbudowanych mechanizmów do obsługi tego typu wyrażenia.</text:p>
      <text:p text:style-name="P11"><text:soft-page-break/><text:span text:style-name="Strong_20_Emphasis"><text:span text:style-name="T2">Funkcja async zawsze zwraca obiekt Promise</text:span></text:span><text:span text:style-name="T1">. Jeśli wewnątrz funkcji wystąpi błąd, obiekt Promise zostanie odrzucony (rejected), jeśli Promise zostanie spełniony (resolve), funkcja async zwróci wartość. Oprócz poprawy czytelności stosowanie async/await daje nam jeszcze kilka dodatkowych korzyści.</text:span></text:p>
      <text:h text:style-name="P16" text:outline-level="4">Obsługa błędów</text:h>
      <text:p text:style-name="P12">Używając async/await mamy możliwość użycia bloku try/catch w celu przechwytywania błędów w kodzie asynchronicznym.</text:p>
      <text:p text:style-name="P11"><text:span text:style-name="T1">Aby w pełni obsłużyć możliwość przechwycenia błędów synchronicznych i asynchronicznych w kodzie </text:span><text:span text:style-name="Strong_20_Emphasis"><text:span text:style-name="T2">z użyciem obiektów Promise</text:span></text:span><text:span text:style-name="T1">, musimy zastosować następujące rozwiązanie.</text:span></text:p>
      <text:section text:style-name="Sect1" text:name="crayon-5d829d8fda9b9154541208">
        <text:p text:style-name="P9">Obsługa błędów podczas użycia obietnic</text:p>
        <text:p text:style-name="P9">JavaScript</text:p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  <text:p text:style-name="P7">13</text:p>
            </table:table-cell>
            <table:table-cell table:style-name="Tabela7.B1" office:value-type="string">
              <text:section text:style-name="Sect2" text:name="crayon-5d829d8fda9b9154541208-1">
                <text:p text:style-name="P4"><text:span text:style-name="T19">const</text:span><text:span text:style-name="T11"> </text:span><text:span text:style-name="T9">request</text:span><text:span text:style-name="T11"> = </text:span><text:span text:style-name="T15">()</text:span><text:span text:style-name="T11"> =&gt; </text:span><text:span text:style-name="T15">{</text:span></text:p>
              </text:section>
              <text:section text:style-name="Sect2" text:name="crayon-5d829d8fda9b9154541208-2">
                <text:p text:style-name="P5"><text:span text:style-name="T11">  </text:span><text:span text:style-name="T7">try</text:span><text:span text:style-name="T12"> </text:span><text:span text:style-name="T16">{</text:span></text:p>
              </text:section>
              <text:section text:style-name="Sect2" text:name="crayon-5d829d8fda9b9154541208-3">
                <text:p text:style-name="P5"><text:span text:style-name="T11">    </text:span><text:span text:style-name="T14">getSome</text:span><text:span text:style-name="T16">()</text:span></text:p>
              </text:section>
              <text:section text:style-name="Sect2" text:name="crayon-5d829d8fda9b9154541208-4">
                <text:p text:style-name="P5"><text:span text:style-name="T11">      </text:span><text:span text:style-name="T16">.</text:span><text:span text:style-name="T7">then</text:span><text:span text:style-name="T16">(</text:span><text:span text:style-name="T10">result</text:span><text:span text:style-name="T12"> =&gt; </text:span><text:span text:style-name="T16">{</text:span></text:p>
              </text:section>
              <text:section text:style-name="Sect2" text:name="crayon-5d829d8fda9b9154541208-5">
                <text:p text:style-name="P5"><text:span text:style-name="T11">        </text:span><text:span text:style-name="T21">const</text:span><text:span text:style-name="T12"> </text:span><text:span text:style-name="T10">data</text:span><text:span text:style-name="T12"> = </text:span><text:span text:style-name="T10">JSON</text:span><text:span text:style-name="T16">.</text:span><text:span text:style-name="T14">parse</text:span><text:span text:style-name="T16">(</text:span><text:span text:style-name="T10">result</text:span><text:span text:style-name="T16">)</text:span></text:p>
              </text:section>
              <text:section text:style-name="Sect2" text:name="crayon-5d829d8fda9b9154541208-6">
                <text:p text:style-name="P5"><text:span text:style-name="T11">        </text:span><text:span text:style-name="T10">console</text:span><text:span text:style-name="T16">.</text:span><text:span text:style-name="T14">log</text:span><text:span text:style-name="T16">(</text:span><text:span text:style-name="T10">data</text:span><text:span text:style-name="T16">)</text:span></text:p>
              </text:section>
              <text:section text:style-name="Sect2" text:name="crayon-5d829d8fda9b9154541208-7">
                <text:p text:style-name="P5"><text:span text:style-name="T11">      </text:span><text:span text:style-name="T16">}).</text:span><text:span text:style-name="T7">catch</text:span><text:span text:style-name="T16">((</text:span><text:span text:style-name="T10">err</text:span><text:span text:style-name="T16">)</text:span><text:span text:style-name="T12"> =&gt; </text:span><text:span text:style-name="T16">{</text:span></text:p>
              </text:section>
              <text:section text:style-name="Sect2" text:name="crayon-5d829d8fda9b9154541208-8">
                <text:p text:style-name="P5"><text:span text:style-name="T11">         </text:span><text:span text:style-name="T10">console</text:span><text:span text:style-name="T16">.</text:span><text:span text:style-name="T14">log</text:span><text:span text:style-name="T16">(</text:span><text:span text:style-name="T10">err</text:span><text:span text:style-name="T16">)</text:span></text:p>
              </text:section>
              <text:section text:style-name="Sect2" text:name="crayon-5d829d8fda9b9154541208-9">
                <text:p text:style-name="P5"><text:span text:style-name="T11">      </text:span><text:span text:style-name="T16">})</text:span></text:p>
              </text:section>
              <text:section text:style-name="Sect2" text:name="crayon-5d829d8fda9b9154541208-10">
                <text:p text:style-name="P5"><text:span text:style-name="T11">  </text:span><text:span text:style-name="T16">}</text:span><text:span text:style-name="T12"> </text:span><text:span text:style-name="T7">catch</text:span><text:span text:style-name="T12"> </text:span><text:span text:style-name="T16">(</text:span><text:span text:style-name="T10">err</text:span><text:span text:style-name="T16">)</text:span><text:span text:style-name="T12"> </text:span><text:span text:style-name="T16">{</text:span></text:p>
              </text:section>
              <text:section text:style-name="Sect2" text:name="crayon-5d829d8fda9b9154541208-11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err</text:span><text:span text:style-name="T16">)</text:span></text:p>
              </text:section>
              <text:section text:style-name="Sect2" text:name="crayon-5d829d8fda9b9154541208-12">
                <text:p text:style-name="P5"><text:span text:style-name="T11">  </text:span><text:span text:style-name="T16">}</text:span></text:p>
              </text:section>
              <text:section text:style-name="Sect2" text:name="crayon-5d829d8fda9b9154541208-13">
                <text:p text:style-name="P3">}</text:p>
              </text:section>
            </table:table-cell>
          </table:table-row>
        </table:table>
      </text:section>
      <text:p text:style-name="P11"><text:span text:style-name="T1"/></text:p>
      <text:p text:style-name="P11"><text:span text:style-name="T1"/></text:p>
      <text:p text:style-name="P11"><text:soft-page-break/><text:span text:style-name="T1">Zobaczmy teraz jak może to wyglądać </text:span><text:span text:style-name="Strong_20_Emphasis"><text:span text:style-name="T2">z użyciem async/await</text:span></text:span><text:span text:style-name="T1">.</text:span></text:p>
      <text:section text:style-name="Sect1" text:name="crayon-5d829d8fda9bd524009313">
        <text:p text:style-name="P9">Obsługa błędów podczas użycia async/await</text:p>
        <text:p text:style-name="P9">JavaScript</text:p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</table:table-cell>
            <table:table-cell table:style-name="Tabela8.B1" office:value-type="string">
              <text:section text:style-name="Sect2" text:name="crayon-5d829d8fda9bd524009313-1">
                <text:p text:style-name="P4"><text:span text:style-name="T19">const</text:span><text:span text:style-name="T11"> </text:span><text:span text:style-name="T9">request</text:span><text:span text:style-name="T11"> = </text:span><text:span text:style-name="T13">async</text:span><text:span text:style-name="T11"> </text:span><text:span text:style-name="T15">()</text:span><text:span text:style-name="T11"> =&gt; </text:span><text:span text:style-name="T15">{</text:span></text:p>
              </text:section>
              <text:section text:style-name="Sect2" text:name="crayon-5d829d8fda9bd524009313-2">
                <text:p text:style-name="P5"><text:span text:style-name="T11">  </text:span><text:span text:style-name="T7">try</text:span><text:span text:style-name="T12"> </text:span><text:span text:style-name="T16">{</text:span></text:p>
              </text:section>
              <text:section text:style-name="Sect2" text:name="crayon-5d829d8fda9bd524009313-3">
                <text:p text:style-name="P5"><text:span text:style-name="T11">    </text:span><text:span text:style-name="T21">const</text:span><text:span text:style-name="T12"> </text:span><text:span text:style-name="T10">data</text:span><text:span text:style-name="T12"> = </text:span><text:span text:style-name="T10">JSON</text:span><text:span text:style-name="T16">.</text:span><text:span text:style-name="T14">parse</text:span><text:span text:style-name="T16">(</text:span><text:span text:style-name="T14">await getSome</text:span><text:span text:style-name="T16">())</text:span></text:p>
              </text:section>
              <text:section text:style-name="Sect2" text:name="crayon-5d829d8fda9bd524009313-4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data</text:span><text:span text:style-name="T16">)</text:span></text:p>
              </text:section>
              <text:section text:style-name="Sect2" text:name="crayon-5d829d8fda9bd524009313-5">
                <text:p text:style-name="P5"><text:span text:style-name="T11">  </text:span><text:span text:style-name="T16">}</text:span><text:span text:style-name="T12"> </text:span><text:span text:style-name="T7">catch</text:span><text:span text:style-name="T12"> </text:span><text:span text:style-name="T16">(</text:span><text:span text:style-name="T10">err</text:span><text:span text:style-name="T16">)</text:span><text:span text:style-name="T12"> </text:span><text:span text:style-name="T16">{</text:span></text:p>
              </text:section>
              <text:section text:style-name="Sect2" text:name="crayon-5d829d8fda9bd524009313-6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err</text:span><text:span text:style-name="T16">)</text:span></text:p>
              </text:section>
              <text:section text:style-name="Sect2" text:name="crayon-5d829d8fda9bd524009313-7">
                <text:p text:style-name="P5"><text:span text:style-name="T11">  </text:span><text:span text:style-name="T16">}</text:span></text:p>
              </text:section>
              <text:section text:style-name="Sect2" text:name="crayon-5d829d8fda9bd524009313-8">
                <text:p text:style-name="P3">}</text:p>
              </text:section>
            </table:table-cell>
          </table:table-row>
        </table:table>
      </text:section>
      <text:h text:style-name="P16" text:outline-level="4"/>
      <text:h text:style-name="P16" text:outline-level="4"/>
      <text:h text:style-name="P16" text:outline-level="4"/>
      <text:h text:style-name="P16" text:outline-level="4"/>
      <text:h text:style-name="P16" text:outline-level="4"/>
      <text:h text:style-name="P16" text:outline-level="4"/>
      <text:h text:style-name="P16" text:outline-level="4"/>
      <text:h text:style-name="P16" text:outline-level="4"/>
      <text:h text:style-name="P16" text:outline-level="4"/>
      <text:h text:style-name="P16" text:outline-level="4"/>
      <text:p text:style-name="P13"/>
      <text:p text:style-name="P13"/>
      <text:h text:style-name="P16" text:outline-level="4"><text:soft-page-break/>Obsługa wyrażeń warunkowych</text:h>
      <text:p text:style-name="P11"><text:span text:style-name="T1">Spójrzmy teraz na nieco bardziej skomplikowaną logikę aplikacji. Załóżmy że na podstawie danych otrzymanych z getSome() musimy podjąć decyzję czy wykonać jeszcze jedno zapytanie do API czy zwrócić otrzymaną wartość. Kod zapisany </text:span><text:span text:style-name="Strong_20_Emphasis"><text:span text:style-name="T2">za pomocą obietnic</text:span></text:span><text:span text:style-name="T1"> wyglądałby następująco:</text:span></text:p>
      <text:section text:style-name="Sect1" text:name="crayon-5d829d8fda9bf950372870">
        <text:p text:style-name="P9">Obsługa warunku</text:p>
        <text:p text:style-name="P9">JavaScript</text:p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  <text:p text:style-name="P7">13</text:p>
              <text:p text:style-name="P7">14</text:p>
              <text:p text:style-name="P7">15</text:p>
            </table:table-cell>
            <table:table-cell table:style-name="Tabela9.B1" office:value-type="string">
              <text:section text:style-name="Sect2" text:name="crayon-5d829d8fda9bf950372870-1">
                <text:p text:style-name="P4"><text:span text:style-name="T19">const</text:span><text:span text:style-name="T11"> </text:span><text:span text:style-name="T9">request</text:span><text:span text:style-name="T11"> = </text:span><text:span text:style-name="T15">()</text:span><text:span text:style-name="T11"> =&gt; </text:span><text:span text:style-name="T15">{</text:span></text:p>
              </text:section>
              <text:section text:style-name="Sect2" text:name="crayon-5d829d8fda9bf950372870-2">
                <text:p text:style-name="P5"><text:span text:style-name="T11">  </text:span><text:span text:style-name="T7">return</text:span><text:span text:style-name="T12"> </text:span><text:span text:style-name="T14">getSome</text:span><text:span text:style-name="T16">()</text:span></text:p>
              </text:section>
              <text:section text:style-name="Sect2" text:name="crayon-5d829d8fda9bf950372870-3">
                <text:p text:style-name="P5"><text:span text:style-name="T11">    </text:span><text:span text:style-name="T16">.</text:span><text:span text:style-name="T7">then</text:span><text:span text:style-name="T16">(</text:span><text:span text:style-name="T10">data</text:span><text:span text:style-name="T12"> =&gt; </text:span><text:span text:style-name="T16">{</text:span></text:p>
              </text:section>
              <text:section text:style-name="Sect2" text:name="crayon-5d829d8fda9bf950372870-4">
                <text:p text:style-name="P5"><text:span text:style-name="T11">      </text:span><text:span text:style-name="T7">if</text:span><text:span text:style-name="T12"> </text:span><text:span text:style-name="T16">(</text:span><text:span text:style-name="T10">data</text:span><text:span text:style-name="T16">.</text:span><text:span text:style-name="T10">needsMore</text:span><text:span text:style-name="T16">)</text:span><text:span text:style-name="T12"> </text:span><text:span text:style-name="T16">{</text:span></text:p>
              </text:section>
              <text:section text:style-name="Sect2" text:name="crayon-5d829d8fda9bf950372870-5">
                <text:p text:style-name="P5"><text:span text:style-name="T11">        </text:span><text:span text:style-name="T7">return</text:span><text:span text:style-name="T12"> </text:span><text:span text:style-name="T14">anotherRequest</text:span><text:span text:style-name="T16">(</text:span><text:span text:style-name="T10">data</text:span><text:span text:style-name="T16">)</text:span></text:p>
              </text:section>
              <text:section text:style-name="Sect2" text:name="crayon-5d829d8fda9bf950372870-6">
                <text:p text:style-name="P5"><text:span text:style-name="T11">          </text:span><text:span text:style-name="T16">.</text:span><text:span text:style-name="T7">then</text:span><text:span text:style-name="T16">(</text:span><text:span text:style-name="T10">moreData</text:span><text:span text:style-name="T12"> =&gt; </text:span><text:span text:style-name="T16">{</text:span></text:p>
              </text:section>
              <text:section text:style-name="Sect2" text:name="crayon-5d829d8fda9bf950372870-7">
                <text:p text:style-name="P5"><text:span text:style-name="T11">            </text:span><text:span text:style-name="T10">console</text:span><text:span text:style-name="T16">.</text:span><text:span text:style-name="T14">log</text:span><text:span text:style-name="T16">(</text:span><text:span text:style-name="T10">moreData</text:span><text:span text:style-name="T16">)</text:span></text:p>
              </text:section>
              <text:section text:style-name="Sect2" text:name="crayon-5d829d8fda9bf950372870-8">
                <text:p text:style-name="P5"><text:span text:style-name="T11">            </text:span><text:span text:style-name="T7">return</text:span><text:span text:style-name="T12"> </text:span><text:span text:style-name="T6">moreData</text:span></text:p>
              </text:section>
              <text:section text:style-name="Sect2" text:name="crayon-5d829d8fda9bf950372870-9">
                <text:p text:style-name="P5"><text:span text:style-name="T11">          </text:span><text:span text:style-name="T16">})</text:span></text:p>
              </text:section>
              <text:section text:style-name="Sect2" text:name="crayon-5d829d8fda9bf950372870-10">
                <text:p text:style-name="P5"><text:span text:style-name="T11">      </text:span><text:span text:style-name="T16">}</text:span><text:span text:style-name="T12"> </text:span><text:span text:style-name="T7">else</text:span><text:span text:style-name="T12"> </text:span><text:span text:style-name="T16">{</text:span></text:p>
              </text:section>
              <text:section text:style-name="Sect2" text:name="crayon-5d829d8fda9bf950372870-11">
                <text:p text:style-name="P5"><text:span text:style-name="T11">        </text:span><text:span text:style-name="T10">console</text:span><text:span text:style-name="T16">.</text:span><text:span text:style-name="T14">log</text:span><text:span text:style-name="T16">(</text:span><text:span text:style-name="T10">data</text:span><text:span text:style-name="T16">)</text:span></text:p>
              </text:section>
              <text:section text:style-name="Sect2" text:name="crayon-5d829d8fda9bf950372870-12">
                <text:p text:style-name="P5"><text:span text:style-name="T11">        </text:span><text:span text:style-name="T7">return</text:span><text:span text:style-name="T12"> </text:span><text:span text:style-name="T6">data</text:span></text:p>
              </text:section>
              <text:section text:style-name="Sect2" text:name="crayon-5d829d8fda9bf950372870-13">
                <text:p text:style-name="P5"><text:span text:style-name="T11">      </text:span><text:span text:style-name="T16">}</text:span></text:p>
              </text:section>
              <text:section text:style-name="Sect2" text:name="crayon-5d829d8fda9bf950372870-14">
                <text:p text:style-name="P5"><text:span text:style-name="T11">    </text:span><text:span text:style-name="T16">})</text:span></text:p>
              </text:section>
              <text:section text:style-name="Sect2" text:name="crayon-5d829d8fda9bf950372870-15">
                <text:p text:style-name="P3">}</text:p>
              </text:section>
            </table:table-cell>
          </table:table-row>
        </table:table>
      </text:section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Znacznie bardziej czytelnie jest gdy </text:span><text:span text:style-name="Strong_20_Emphasis"><text:span text:style-name="T2">użyjemy async/await</text:span></text:span><text:span text:style-name="T1">.</text:span></text:p>
      <text:section text:style-name="Sect1" text:name="crayon-5d829d8fda9c2360533983">
        <text:p text:style-name="P9">Obsługa warunku</text:p>
        <text:p text:style-name="P9">JavaScript</text:p>
        <table:table table:name="Tabela10" table:style-name="Tabela10">
          <table:table-column table:style-name="Tabela10.A"/>
          <table:table-column table:style-name="Tabela10.B"/>
          <table:table-row>
            <table:table-cell table:style-name="Tabela10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</table:table-cell>
            <table:table-cell table:style-name="Tabela10.B1" office:value-type="string">
              <text:section text:style-name="Sect2" text:name="crayon-5d829d8fda9c2360533983-1">
                <text:p text:style-name="P4"><text:span text:style-name="T19">const</text:span><text:span text:style-name="T11"> </text:span><text:span text:style-name="T9">request</text:span><text:span text:style-name="T11"> = </text:span><text:span text:style-name="T13">async</text:span><text:span text:style-name="T11"> </text:span><text:span text:style-name="T15">()</text:span><text:span text:style-name="T11"> =&gt; </text:span><text:span text:style-name="T15">{</text:span></text:p>
              </text:section>
              <text:section text:style-name="Sect2" text:name="crayon-5d829d8fda9c2360533983-2">
                <text:p text:style-name="P5"><text:span text:style-name="T11">  </text:span><text:span text:style-name="T21">const</text:span><text:span text:style-name="T12"> </text:span><text:span text:style-name="T10">data</text:span><text:span text:style-name="T12"> = </text:span><text:span text:style-name="T14">await getJSON</text:span><text:span text:style-name="T16">()</text:span></text:p>
              </text:section>
              <text:section text:style-name="Sect2" text:name="crayon-5d829d8fda9c2360533983-3">
                <text:p text:style-name="P5"><text:span text:style-name="T11">  </text:span><text:span text:style-name="T7">if</text:span><text:span text:style-name="T12"> </text:span><text:span text:style-name="T16">(</text:span><text:span text:style-name="T10">data</text:span><text:span text:style-name="T16">.</text:span><text:span text:style-name="T10">needsMore</text:span><text:span text:style-name="T16">)</text:span><text:span text:style-name="T12"> </text:span><text:span text:style-name="T16">{</text:span></text:p>
              </text:section>
              <text:section text:style-name="Sect2" text:name="crayon-5d829d8fda9c2360533983-4">
                <text:p text:style-name="P5"><text:span text:style-name="T11">    </text:span><text:span text:style-name="T21">const</text:span><text:span text:style-name="T12"> </text:span><text:span text:style-name="T10">moreData</text:span><text:span text:style-name="T12"> = </text:span><text:span text:style-name="T14">await anotherRequest</text:span><text:span text:style-name="T16">(</text:span><text:span text:style-name="T10">data</text:span><text:span text:style-name="T16">);</text:span></text:p>
              </text:section>
              <text:section text:style-name="Sect2" text:name="crayon-5d829d8fda9c2360533983-5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moreData</text:span><text:span text:style-name="T16">)</text:span></text:p>
              </text:section>
              <text:section text:style-name="Sect2" text:name="crayon-5d829d8fda9c2360533983-6">
                <text:p text:style-name="P5"><text:span text:style-name="T11">    </text:span><text:span text:style-name="T7">return</text:span><text:span text:style-name="T12"> </text:span><text:span text:style-name="T6">moreData</text:span></text:p>
              </text:section>
              <text:section text:style-name="Sect2" text:name="crayon-5d829d8fda9c2360533983-7">
                <text:p text:style-name="P5"><text:span text:style-name="T11">  </text:span><text:span text:style-name="T16">}</text:span><text:span text:style-name="T12"> </text:span><text:span text:style-name="T7">else</text:span><text:span text:style-name="T12"> </text:span><text:span text:style-name="T16">{</text:span></text:p>
              </text:section>
              <text:section text:style-name="Sect2" text:name="crayon-5d829d8fda9c2360533983-8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data</text:span><text:span text:style-name="T16">)</text:span></text:p>
              </text:section>
              <text:section text:style-name="Sect2" text:name="crayon-5d829d8fda9c2360533983-9">
                <text:p text:style-name="P5"><text:span text:style-name="T11">    </text:span><text:span text:style-name="T7">return</text:span><text:span text:style-name="T12"> </text:span><text:span text:style-name="T6">data</text:span><text:span text:style-name="T12">    </text:span></text:p>
              </text:section>
              <text:section text:style-name="Sect2" text:name="crayon-5d829d8fda9c2360533983-10">
                <text:p text:style-name="P5"><text:span text:style-name="T11">  </text:span><text:span text:style-name="T16">}</text:span></text:p>
              </text:section>
              <text:section text:style-name="Sect2" text:name="crayon-5d829d8fda9c2360533983-11">
                <text:p text:style-name="P3">}</text:p>
              </text:section>
            </table:table-cell>
          </table:table-row>
        </table:table>
      </text:section>
      <text:h text:style-name="P2" text:outline-level="2">Współbieżność z użyciem async/await</text:h>
      <text:p text:style-name="P12">Spójrzmy na następujący przykład, w którym pobierzemy dwa razy nazwę miasta z zewnętrznego API.</text:p>
      <text:section text:style-name="Sect1" text:name="crayon-5d829d8fda9c4332542791">
        <text:p text:style-name="P9">Sekwencyjne wykonanie połączeń do API</text:p>
        <text:p text:style-name="P9">JavaScript</text:p>
        <table:table table:name="Tabela11" table:style-name="Tabela11">
          <table:table-column table:style-name="Tabela11.A"/>
          <table:table-column table:style-name="Tabela11.B"/>
          <table:table-row>
            <table:table-cell table:style-name="Tabela11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</table:table-cell>
            <table:table-cell table:style-name="Tabela11.B1" office:value-type="string">
              <text:section text:style-name="Sect2" text:name="crayon-5d829d8fda9c4332542791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www.mocky.io/v2/5a945fa435000074009b0e78'</text:span><text:span text:style-name="T15">;</text:span></text:p>
              </text:section>
              <text:section text:style-name="Sect2" text:name="crayon-5d829d8fda9c4332542791-2">
                <text:p text:style-name="P5"> </text:p>
              </text:section>
              <text:section text:style-name="Sect2" text:name="crayon-5d829d8fda9c4332542791-3">
                <text:p text:style-name="P4"><text:span text:style-name="T13">async </text:span><text:span text:style-name="T20">function</text:span><text:span text:style-name="T11"> </text:span><text:span text:style-name="T13">app</text:span><text:span text:style-name="T15">(){</text:span></text:p>
              </text:section>
              <text:section text:style-name="Sect2" text:name="crayon-5d829d8fda9c4332542791-4">
                <text:p text:style-name="P5"><text:span text:style-name="T11">    </text:span><text:span text:style-name="T21">const</text:span><text:span text:style-name="T12"> </text:span><text:span text:style-name="T10">city1</text:span><text:span text:style-name="T12"> = </text:span><text:span text:style-name="T14">await 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c4332542791-5">
                <text:p text:style-name="P5"><text:span text:style-name="T11">    </text:span><text:span text:style-name="T21">const</text:span><text:span text:style-name="T12"> </text:span><text:span text:style-name="T10">city2</text:span><text:span text:style-name="T12"> = </text:span><text:span text:style-name="T14">await 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c4332542791-6">
                <text:p text:style-name="P5"> </text:p>
              </text:section>
              <text:section text:style-name="Sect2" text:name="crayon-5d829d8fda9c4332542791-7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1</text:span><text:span text:style-name="T16">.</text:span><text:span text:style-name="T10">name</text:span><text:span text:style-name="T16">);</text:span></text:p>
              </text:section>
              <text:section text:style-name="Sect2" text:name="crayon-5d829d8fda9c4332542791-8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2</text:span><text:span text:style-name="T16">.</text:span><text:span text:style-name="T10">name</text:span><text:span text:style-name="T16">);</text:span></text:p>
              </text:section>
              <text:section text:style-name="Sect2" text:name="crayon-5d829d8fda9c4332542791-9">
                <text:p text:style-name="P3">}</text:p>
              </text:section>
              <text:section text:style-name="Sect2" text:name="crayon-5d829d8fda9c4332542791-10">
                <text:p text:style-name="P4"><text:span text:style-name="T13">app</text:span><text:span text:style-name="T15">();</text:span></text:p>
              </text:section>
            </table:table-cell>
          </table:table-row>
        </table:table>
      </text:section>
      <text:p text:style-name="P11"><text:a xlink:type="simple" xlink:href="https://jsfiddle.net/71n9n3tk/" office:target-frame-name="_blank" xlink:show="new" text:style-name="Internet_20_link" text:visited-style-name="Visited_20_Internet_20_Link"><text:span text:style-name="T3">https://jsfiddle.net/71n9n3tk/</text:span></text:a></text:p>
      <text:p text:style-name="P12"><text:soft-page-break/>Gdy wykonamy powyższy skrypt w konsoli w zakładce Network możemy zobaczyć że requesty do API wykonywane są w sposób sekwencyjny.</text:p>
      <text:p text:style-name="Text_20_body"><draw:frame draw:style-name="fr1" draw:name="grafika1" text:anchor-type="as-char" svg:width="25.744cm" svg:height="6.826cm" draw:z-index="0"><draw:image xlink:href="https://devenv.pl/wp-content/uploads/2018/02/async_await_sekwencyjnosc.png" xlink:type="simple" xlink:show="embed" xlink:actuate="onLoad"/><svg:title>Sekwencyjne pobranie danych z API</svg:title></draw:frame>Sekwencyjne pobranie danych z API</text:p>
      <text:p text:style-name="P12">Zmieńmy zatem nasz kod w taki sposób, aby zapytania do API działały współbieżnie.</text:p>
      <text:section text:style-name="Sect1" text:name="crayon-5d829d8fda9c6615351017">
        <text:p text:style-name="P9">Współbieżne wykonanie połączeń do API</text:p>
        <text:p text:style-name="P9">JavaScript</text:p>
        <table:table table:name="Tabela12" table:style-name="Tabela12">
          <table:table-column table:style-name="Tabela12.A"/>
          <table:table-column table:style-name="Tabela12.B"/>
          <table:table-row>
            <table:table-cell table:style-name="Tabela12.A1" office:value-type="string">
              <text:p text:style-name="P7"/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  <text:p text:style-name="P7">13</text:p>
              <text:p text:style-name="P7">14</text:p>
            </table:table-cell>
            <table:table-cell table:style-name="Tabela12.B1" office:value-type="string">
              <text:section text:style-name="Sect2" text:name="crayon-5d829d8fda9c6615351017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www.mocky.io/v2/5a945fa435000074009b0e78'</text:span><text:span text:style-name="T15">;</text:span></text:p>
              </text:section>
              <text:section text:style-name="Sect2" text:name="crayon-5d829d8fda9c6615351017-2">
                <text:p text:style-name="P5"> </text:p>
              </text:section>
              <text:section text:style-name="Sect2" text:name="crayon-5d829d8fda9c6615351017-3">
                <text:p text:style-name="P4"><text:span text:style-name="T13">async </text:span><text:span text:style-name="T20">function</text:span><text:span text:style-name="T11"> </text:span><text:span text:style-name="T13">app</text:span><text:span text:style-name="T15">(){</text:span></text:p>
              </text:section>
              <text:section text:style-name="Sect2" text:name="crayon-5d829d8fda9c6615351017-4">
                <text:p text:style-name="P5"><text:span text:style-name="T11">    </text:span><text:span text:style-name="T21">const</text:span><text:span text:style-name="T12"> </text:span><text:span text:style-name="T10">city1Request</text:span><text:span text:style-name="T12"> = </text:span><text:span text:style-name="T14">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c6615351017-5">
                <text:p text:style-name="P5"><text:span text:style-name="T11">    </text:span><text:span text:style-name="T21">const</text:span><text:span text:style-name="T12"> </text:span><text:span text:style-name="T10">city2Request</text:span><text:span text:style-name="T12"> = </text:span><text:span text:style-name="T14">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c6615351017-6">
                <text:p text:style-name="P6">    </text:p>
              </text:section>
              <text:section text:style-name="Sect2" text:name="crayon-5d829d8fda9c6615351017-7">
                <text:p text:style-name="P5"><text:span text:style-name="T11">    </text:span><text:span text:style-name="T21">const</text:span><text:span text:style-name="T12"> </text:span><text:span text:style-name="T10">city1</text:span><text:span text:style-name="T12"> = </text:span><text:span text:style-name="T14">await </text:span><text:span text:style-name="T10">city1Request</text:span><text:span text:style-name="T16">;</text:span></text:p>
              </text:section>
              <text:section text:style-name="Sect2" text:name="crayon-5d829d8fda9c6615351017-8">
                <text:p text:style-name="P5"><text:span text:style-name="T11">    </text:span><text:span text:style-name="T21">const</text:span><text:span text:style-name="T12"> </text:span><text:span text:style-name="T10">city2</text:span><text:span text:style-name="T12"> = </text:span><text:span text:style-name="T14">await </text:span><text:span text:style-name="T10">city2Request</text:span><text:span text:style-name="T16">;</text:span></text:p>
              </text:section>
              <text:section text:style-name="Sect2" text:name="crayon-5d829d8fda9c6615351017-9">
                <text:p text:style-name="P5"> </text:p>
              </text:section>
              <text:section text:style-name="Sect2" text:name="crayon-5d829d8fda9c6615351017-10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1</text:span><text:span text:style-name="T16">.</text:span><text:span text:style-name="T10">name</text:span><text:span text:style-name="T16">);</text:span></text:p>
              </text:section>
              <text:section text:style-name="Sect2" text:name="crayon-5d829d8fda9c6615351017-11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2</text:span><text:span text:style-name="T16">.</text:span><text:span text:style-name="T10">name</text:span><text:span text:style-name="T16">);</text:span></text:p>
              </text:section>
              <text:section text:style-name="Sect2" text:name="crayon-5d829d8fda9c6615351017-12">
                <text:p text:style-name="P3">}</text:p>
              </text:section>
              <text:section text:style-name="Sect2" text:name="crayon-5d829d8fda9c6615351017-13">
                <text:p text:style-name="P5"> </text:p>
              </text:section>
              <text:section text:style-name="Sect2" text:name="crayon-5d829d8fda9c6615351017-14">
                <text:p text:style-name="P4"><text:span text:style-name="T13">app</text:span><text:span text:style-name="T15">();</text:span></text:p>
              </text:section>
            </table:table-cell>
          </table:table-row>
        </table:table>
      </text:section>
      <text:p text:style-name="P11"><text:a xlink:type="simple" xlink:href="https://jsfiddle.net/vb23xvpm/" office:target-frame-name="_blank" xlink:show="new" text:style-name="Internet_20_link" text:visited-style-name="Visited_20_Internet_20_Link"><text:span text:style-name="T3">https://jsfiddle.net/vb23xvpm/</text:span></text:a></text:p>
      <text:p text:style-name="P12">W pierwszej części skryptu jednocześnie uruchamiamy zapytania do zewnętrznego API za pomocą metody fetch(). Następnie oczekujemy na poprawne rozwiązanie obietnic z kroku pierwszego. Całość czeka tak długo, aż uda się rozwiązać obietnice i zwrócić wynik.</text:p>
      <text:p text:style-name="Text_20_body"><text:soft-page-break/><draw:frame draw:style-name="fr1" draw:name="grafika2" text:anchor-type="as-char" svg:width="25.797cm" svg:height="6.218cm" draw:z-index="1"><draw:image xlink:href="https://devenv.pl/wp-content/uploads/2018/02/async_await_wspolbierznosc.png" xlink:type="simple" xlink:show="embed" xlink:actuate="onLoad"/><svg:title>Współbieżne pobranie danych z API</svg:title></draw:frame>Współbieżne pobranie danych z API</text:p>
      <text:p text:style-name="P11"><text:span text:style-name="T1">Alternatywnie możemy użyć metody </text:span><text:span text:style-name="Strong_20_Emphasis"><text:span text:style-name="T2">Promise.all()</text:span></text:span><text:span text:style-name="T1"> podczas oczekiwania na rozwiązanie większej ilości obietnic. Wynik skryptu będzie taki sam jak poprzednio.</text:span></text:p>
      <text:section text:style-name="Sect1" text:name="crayon-5d829d8fda9ca112385870">
        <text:p text:style-name="P9">Jednoczesne oczekiwanie na rozwiąznie obietnic</text:p>
        <text:p text:style-name="P9">JavaScript</text:p>
        <table:table table:name="Tabela13" table:style-name="Tabela13">
          <table:table-column table:style-name="Tabela13.A"/>
          <table:table-column table:style-name="Tabela13.B"/>
          <table:table-row>
            <table:table-cell table:style-name="Tabela13.A1" office:value-type="string"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</table:table-cell>
            <table:table-cell table:style-name="Tabela13.B1" office:value-type="string">
              <text:section text:style-name="Sect2" text:name="crayon-5d829d8fda9ca112385870-1">
                <text:p text:style-name="P4"><text:span text:style-name="T19">const</text:span><text:span text:style-name="T11"> </text:span><text:span text:style-name="T13">cityAPI</text:span><text:span text:style-name="T11"> = </text:span><text:span text:style-name="T17">'https://www.mocky.io/v2/5a945fa435000074009b0e78'</text:span><text:span text:style-name="T15">;</text:span></text:p>
              </text:section>
              <text:section text:style-name="Sect2" text:name="crayon-5d829d8fda9ca112385870-2">
                <text:p text:style-name="P5"> </text:p>
              </text:section>
              <text:section text:style-name="Sect2" text:name="crayon-5d829d8fda9ca112385870-3">
                <text:p text:style-name="P4"><text:span text:style-name="T13">async </text:span><text:span text:style-name="T20">function</text:span><text:span text:style-name="T11"> </text:span><text:span text:style-name="T13">app</text:span><text:span text:style-name="T15">(){</text:span></text:p>
              </text:section>
              <text:section text:style-name="Sect2" text:name="crayon-5d829d8fda9ca112385870-4">
                <text:p text:style-name="P5"><text:span text:style-name="T11">    </text:span><text:span text:style-name="T21">const</text:span><text:span text:style-name="T12"> </text:span><text:span text:style-name="T10">city1Request</text:span><text:span text:style-name="T12"> = </text:span><text:span text:style-name="T14">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ca112385870-5">
                <text:p text:style-name="P5"><text:span text:style-name="T11">    </text:span><text:span text:style-name="T21">const</text:span><text:span text:style-name="T12"> </text:span><text:span text:style-name="T10">city2Request</text:span><text:span text:style-name="T12"> = </text:span><text:span text:style-name="T14">fetch</text:span><text:span text:style-name="T16">(</text:span><text:span text:style-name="T10">cityAPI</text:span><text:span text:style-name="T16">).</text:span><text:span text:style-name="T7">then</text:span><text:span text:style-name="T16">(</text:span><text:span text:style-name="T10">r</text:span><text:span text:style-name="T12"> =&gt; </text:span><text:span text:style-name="T10">r</text:span><text:span text:style-name="T16">.</text:span><text:span text:style-name="T14">json</text:span><text:span text:style-name="T16">());</text:span></text:p>
              </text:section>
              <text:section text:style-name="Sect2" text:name="crayon-5d829d8fda9ca112385870-6">
                <text:p text:style-name="P6">    </text:p>
              </text:section>
              <text:section text:style-name="Sect2" text:name="crayon-5d829d8fda9ca112385870-7">
                <text:p text:style-name="P5"><text:span text:style-name="T11">    </text:span><text:span text:style-name="T21">const</text:span><text:span text:style-name="T12"> </text:span><text:span text:style-name="T16">[</text:span><text:span text:style-name="T10">city1</text:span><text:span text:style-name="T16">,</text:span><text:span text:style-name="T12"> </text:span><text:span text:style-name="T10">city2</text:span><text:span text:style-name="T16">]</text:span><text:span text:style-name="T12"> = </text:span><text:span text:style-name="T14">await </text:span><text:span text:style-name="T10">Promise</text:span><text:span text:style-name="T16">.</text:span><text:span text:style-name="T14">all</text:span><text:span text:style-name="T16">([</text:span><text:span text:style-name="T10">city1Request</text:span><text:span text:style-name="T16">,</text:span><text:span text:style-name="T12"> </text:span><text:span text:style-name="T10">city2Request</text:span><text:span text:style-name="T16">]);;</text:span></text:p>
              </text:section>
              <text:section text:style-name="Sect2" text:name="crayon-5d829d8fda9ca112385870-8">
                <text:p text:style-name="P5"> </text:p>
              </text:section>
              <text:section text:style-name="Sect2" text:name="crayon-5d829d8fda9ca112385870-9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1</text:span><text:span text:style-name="T16">.</text:span><text:span text:style-name="T10">name</text:span><text:span text:style-name="T16">);</text:span></text:p>
              </text:section>
              <text:section text:style-name="Sect2" text:name="crayon-5d829d8fda9ca112385870-10">
                <text:p text:style-name="P5"><text:span text:style-name="T11">    </text:span><text:span text:style-name="T10">console</text:span><text:span text:style-name="T16">.</text:span><text:span text:style-name="T14">log</text:span><text:span text:style-name="T16">(</text:span><text:span text:style-name="T10">city2</text:span><text:span text:style-name="T16">.</text:span><text:span text:style-name="T10">name</text:span><text:span text:style-name="T16">);</text:span></text:p>
              </text:section>
              <text:section text:style-name="Sect2" text:name="crayon-5d829d8fda9ca112385870-11">
                <text:p text:style-name="P3">}</text:p>
              </text:section>
              <text:section text:style-name="Sect2" text:name="crayon-5d829d8fda9ca112385870-12">
                <text:p text:style-name="P4"><text:span text:style-name="T13">app</text:span><text:span text:style-name="T15">();</text:span></text:p>
              </text:section>
            </table:table-cell>
          </table:table-row>
        </table:table>
      </text:section>
      <text:p text:style-name="P11"><text:a xlink:type="simple" xlink:href="https://jsfiddle.net/6agnreme/" office:target-frame-name="_blank" xlink:show="new" text:style-name="Internet_20_link" text:visited-style-name="Visited_20_Internet_20_Link"><text:span text:style-name="T3">https://jsfiddle.net/6agnreme/</text:span></text:a></text:p>
      <text:h text:style-name="P2" text:outline-level="2">Podsumowanie</text:h>
      <text:p text:style-name="P11"><text:span text:style-name="T1">Składnia async/await pojawiła się w wersji </text:span><text:a xlink:type="simple" xlink:href="http://exploringjs.com/es2016-es2017/pt_es2017.html" office:target-frame-name="_blank" xlink:show="new" text:style-name="Internet_20_link" text:visited-style-name="Visited_20_Internet_20_Link"><text:span text:style-name="T3">ES8 (ECMAScript 2017)</text:span></text:a><text:span text:style-name="T1"> języka JavaScript, nareście wprowadzając intuicyjność do pracy z kodem asynchronicznym. Async/await jest wspierane przez wszystkie nowoczesne przeglądarki. Programiści Node mogą korzystać z nowej składni </text:span><text:soft-page-break/><text:span text:style-name="T1">od wersji 8. Jeśli jednak na liście brakuje wsparcia dla środowiska którego używasz możesz skorzystać z jednego z narzędzi takich jak </text:span><text:a xlink:type="simple" xlink:href="https://babeljs.io/docs/plugins/transform-async-to-generator" office:target-frame-name="_blank" xlink:show="new" text:style-name="Internet_20_link" text:visited-style-name="Visited_20_Internet_20_Link"><text:span text:style-name="T3">Babel</text:span></text:a><text:span text:style-name="T1"> lub biblioteka </text:span><text:a xlink:type="simple" xlink:href="https://github.com/yortus/asyncawait" office:target-frame-name="_blank" xlink:show="new" text:style-name="Internet_20_link" text:visited-style-name="Visited_20_Internet_20_Link"><text:span text:style-name="T3">asyncawait</text:span></text:a><text:span text:style-name="T1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erif" svg:font-family="'Noto Serif'"/>
    <style:font-face style:name="OpenSymbol" svg:font-family="OpenSymbol"/>
    <style:font-face style:name="Source Sans Pro" svg:font-family="'Source Sans Pro', sans-serif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5$Win32 OpenOffice.org_project/415m1$Build-9789</meta:generator>
    <dc:date>2019-09-19T00:18:19.26</dc:date>
    <meta:editing-duration>PT2H56M33S</meta:editing-duration>
    <meta:editing-cycles>74</meta:editing-cycles>
    <meta:document-statistic meta:table-count="13" meta:image-count="2" meta:object-count="0" meta:page-count="13" meta:paragraph-count="371" meta:word-count="1480" meta:character-count="11206"/>
  </office:meta>
</office:document-meta>
</file>